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8.49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7.5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7.721cm"/>
    </style:style>
    <style:style style:name="Таблица5.E" style:family="table-column">
      <style:table-column-properties style:column-width="3.521cm"/>
    </style:style>
    <style:style style:name="Таблица5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16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text-properties officeooo:rsid="0012546f" officeooo:paragraph-rsid="000e8cf3"/>
    </style:style>
    <style:style style:name="P8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9" style:family="paragraph" style:parent-style-name="Standard">
      <style:text-properties officeooo:rsid="0015a994" officeooo:paragraph-rsid="000e8cf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12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3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4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15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16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17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8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20" style:family="paragraph" style:parent-style-name="Standard">
      <style:text-properties officeooo:paragraph-rsid="000e8cf3"/>
    </style:style>
    <style:style style:name="P21" style:family="paragraph" style:parent-style-name="Standard">
      <style:text-properties officeooo:paragraph-rsid="002f3e25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51f92" officeooo:paragraph-rsid="00301f4d" style:font-weight-asian="bold" style:font-weight-complex="bold"/>
    </style:style>
    <style:style style:name="P23" style:family="paragraph" style:parent-style-name="Standard">
      <style:text-properties fo:font-weight="bold" officeooo:paragraph-rsid="00301f4d" style:font-weight-asian="bold" style:font-weight-complex="bold"/>
    </style:style>
    <style:style style:name="P24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30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1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2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33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34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35" style:family="paragraph" style:parent-style-name="Table_20_Contents">
      <style:text-properties officeooo:rsid="003aaa39" officeooo:paragraph-rsid="000e8cf3"/>
    </style:style>
    <style:style style:name="P36" style:family="paragraph" style:parent-style-name="Table_20_Contents">
      <style:text-properties officeooo:rsid="003def52" officeooo:paragraph-rsid="000e8cf3"/>
    </style:style>
    <style:style style:name="P37" style:family="paragraph" style:parent-style-name="Table_20_Contents">
      <style:text-properties officeooo:rsid="003c2f28" officeooo:paragraph-rsid="000e8cf3"/>
    </style:style>
    <style:style style:name="P38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39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40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41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42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43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44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45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46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47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48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49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51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52" style:family="paragraph" style:parent-style-name="Table_20_Contents">
      <style:text-properties officeooo:rsid="00245b85" officeooo:paragraph-rsid="000e8cf3"/>
    </style:style>
    <style:style style:name="P53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54" style:family="paragraph" style:parent-style-name="Table_20_Contents">
      <style:text-properties officeooo:rsid="0025c851" officeooo:paragraph-rsid="000e8cf3"/>
    </style:style>
    <style:style style:name="P55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56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P57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58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59" style:family="paragraph" style:parent-style-name="Table_20_Contents">
      <style:text-properties officeooo:rsid="002a1bf1" officeooo:paragraph-rsid="000e8cf3"/>
    </style:style>
    <style:style style:name="P60" style:family="paragraph" style:parent-style-name="Table_20_Contents">
      <style:text-properties officeooo:paragraph-rsid="000e8cf3"/>
    </style:style>
    <style:style style:name="P61" style:family="paragraph" style:parent-style-name="Table_20_Contents">
      <style:paragraph-properties fo:text-align="center" style:justify-single-word="false"/>
      <style:text-properties officeooo:rsid="0010c05d" officeooo:paragraph-rsid="0010c05d"/>
    </style:style>
    <style:style style:name="P62" style:family="paragraph" style:parent-style-name="Table_20_Contents">
      <style:text-properties officeooo:rsid="0010c05d" officeooo:paragraph-rsid="0010c05d"/>
    </style:style>
    <style:style style:name="P63" style:family="paragraph" style:parent-style-name="Footnote">
      <style:text-properties officeooo:rsid="0028b033" officeooo:paragraph-rsid="0028b033"/>
    </style:style>
    <style:style style:name="P64" style:family="paragraph" style:parent-style-name="Text_20_body">
      <style:text-properties officeooo:paragraph-rsid="0029524f"/>
    </style:style>
    <style:style style:name="P65" style:family="paragraph" style:parent-style-name="Text_20_body">
      <style:text-properties officeooo:paragraph-rsid="002f3e25"/>
    </style:style>
    <style:style style:name="P66" style:family="paragraph" style:parent-style-name="Heading_20_1">
      <style:text-properties officeooo:paragraph-rsid="000e8cf3"/>
    </style:style>
    <style:style style:name="P67" style:family="paragraph" style:parent-style-name="Heading_20_1">
      <style:text-properties officeooo:paragraph-rsid="002f3e25"/>
    </style:style>
    <style:style style:name="P68" style:family="paragraph" style:parent-style-name="Heading_20_1">
      <style:text-properties officeooo:paragraph-rsid="00301f4d"/>
    </style:style>
    <style:style style:name="P69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70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71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72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73" style:family="paragraph" style:parent-style-name="Heading_20_2">
      <style:text-properties officeooo:rsid="007b13f0" officeooo:paragraph-rsid="002f3e25"/>
    </style:style>
    <style:style style:name="P74" style:family="paragraph" style:parent-style-name="Heading_20_2">
      <style:text-properties officeooo:paragraph-rsid="000e8cf3"/>
    </style:style>
    <style:style style:name="P75" style:family="paragraph" style:parent-style-name="Heading_20_2">
      <style:text-properties officeooo:rsid="00623486" officeooo:paragraph-rsid="000e8cf3"/>
    </style:style>
    <style:style style:name="P76" style:family="paragraph" style:parent-style-name="Heading_20_2">
      <style:text-properties officeooo:rsid="007e3ff6" officeooo:paragraph-rsid="00301f4d"/>
    </style:style>
    <style:style style:name="P77" style:family="paragraph" style:parent-style-name="Heading_20_2">
      <style:text-properties officeooo:rsid="0029524f" officeooo:paragraph-rsid="0029524f"/>
    </style:style>
    <style:style style:name="P78" style:family="paragraph" style:parent-style-name="Footer">
      <style:paragraph-properties fo:text-align="center" style:justify-single-word="false"/>
      <style:text-properties fo:color="#808080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00ae00"/>
    </style:style>
    <style:style style:name="T10" style:family="text">
      <style:text-properties fo:color="#00ae00" officeooo:rsid="00473854"/>
    </style:style>
    <style:style style:name="T11" style:family="text">
      <style:text-properties officeooo:rsid="00473854"/>
    </style:style>
    <style:style style:name="T12" style:family="text">
      <style:text-properties officeooo:rsid="00461444"/>
    </style:style>
    <style:style style:name="T13" style:family="text">
      <style:text-properties officeooo:rsid="00465441"/>
    </style:style>
    <style:style style:name="T14" style:family="text">
      <style:text-properties officeooo:rsid="0049dc04" style:font-name-complex="Arial2"/>
    </style:style>
    <style:style style:name="T15" style:family="text">
      <style:text-properties officeooo:rsid="0049dc04" style:font-name-complex="Times New Roman1"/>
    </style:style>
    <style:style style:name="T16" style:family="text">
      <style:text-properties officeooo:rsid="004dbeee" style:font-name-complex="Times New Roman1"/>
    </style:style>
    <style:style style:name="T17" style:family="text">
      <style:text-properties officeooo:rsid="004a82ba"/>
    </style:style>
    <style:style style:name="T18" style:family="text">
      <style:text-properties officeooo:rsid="004be36f"/>
    </style:style>
    <style:style style:name="T19" style:family="text">
      <style:text-properties officeooo:rsid="004dbeee"/>
    </style:style>
    <style:style style:name="T20" style:family="text">
      <style:text-properties officeooo:rsid="0012546f"/>
    </style:style>
    <style:style style:name="T21" style:family="text">
      <style:text-properties officeooo:rsid="001995bf"/>
    </style:style>
    <style:style style:name="T22" style:family="text">
      <style:text-properties officeooo:rsid="001a0416"/>
    </style:style>
    <style:style style:name="T23" style:family="text">
      <style:text-properties officeooo:rsid="0031c152"/>
    </style:style>
    <style:style style:name="T24" style:family="text">
      <style:text-properties officeooo:rsid="00324376"/>
    </style:style>
    <style:style style:name="T25" style:family="text">
      <style:text-properties fo:font-weight="normal" officeooo:rsid="001f9d33" style:font-weight-asian="normal" style:font-weight-complex="normal"/>
    </style:style>
    <style:style style:name="T26" style:family="text">
      <style:text-properties fo:font-weight="normal" officeooo:rsid="002023dd" style:font-weight-asian="normal" style:font-weight-complex="normal"/>
    </style:style>
    <style:style style:name="T27" style:family="text">
      <style:text-properties fo:font-weight="normal" officeooo:rsid="002ff272" style:font-weight-asian="normal" style:font-weight-complex="normal"/>
    </style:style>
    <style:style style:name="T28" style:family="text">
      <style:text-properties fo:font-weight="normal" officeooo:rsid="003fcf9c" style:font-weight-asian="normal" style:font-weight-complex="normal"/>
    </style:style>
    <style:style style:name="T29" style:family="text">
      <style:text-properties fo:font-weight="normal" officeooo:rsid="0017f4f8" style:font-weight-asian="normal" style:font-weight-complex="normal"/>
    </style:style>
    <style:style style:name="T30" style:family="text">
      <style:text-properties fo:font-weight="normal" officeooo:rsid="001f21b6" style:font-weight-asian="normal" style:font-weight-complex="normal"/>
    </style:style>
    <style:style style:name="T31" style:family="text">
      <style:text-properties fo:font-weight="normal" officeooo:rsid="00161c89" style:font-weight-asian="normal" style:font-weight-complex="normal"/>
    </style:style>
    <style:style style:name="T32" style:family="text">
      <style:text-properties fo:font-weight="normal" officeooo:rsid="00896c98" style:font-weight-asian="normal" style:font-weight-complex="normal"/>
    </style:style>
    <style:style style:name="T33" style:family="text">
      <style:text-properties fo:font-weight="normal" officeooo:rsid="0087e2bf" style:font-weight-asian="normal" style:font-weight-complex="normal"/>
    </style:style>
    <style:style style:name="T34" style:family="text">
      <style:text-properties fo:font-weight="normal" officeooo:rsid="000f29b3" style:font-weight-asian="normal" style:font-weight-complex="normal"/>
    </style:style>
    <style:style style:name="T35" style:family="text">
      <style:text-properties fo:font-weight="normal" officeooo:rsid="00182a55" style:font-weight-asian="normal" style:font-weight-complex="normal"/>
    </style:style>
    <style:style style:name="T36" style:family="text">
      <style:text-properties fo:font-weight="normal" officeooo:rsid="00183012" style:font-weight-asian="normal" style:font-weight-complex="normal"/>
    </style:style>
    <style:style style:name="T37" style:family="text">
      <style:text-properties fo:font-weight="normal" officeooo:rsid="0019be85" style:font-weight-asian="normal" style:font-weight-complex="normal"/>
    </style:style>
    <style:style style:name="T38" style:family="text">
      <style:text-properties fo:font-weight="normal" officeooo:rsid="001a4001" style:font-weight-asian="normal" style:font-weight-complex="normal"/>
    </style:style>
    <style:style style:name="T39" style:family="text">
      <style:text-properties fo:font-weight="normal" officeooo:rsid="001bce29" style:font-weight-asian="normal" style:font-weight-complex="normal"/>
    </style:style>
    <style:style style:name="T40" style:family="text">
      <style:text-properties fo:font-weight="normal" officeooo:rsid="001c71d8" style:font-weight-asian="normal" style:font-weight-complex="normal"/>
    </style:style>
    <style:style style:name="T41" style:family="text">
      <style:text-properties fo:font-weight="normal" officeooo:rsid="007e58d8" style:font-weight-asian="normal" style:font-weight-complex="normal"/>
    </style:style>
    <style:style style:name="T42" style:family="text">
      <style:text-properties fo:font-weight="normal" officeooo:rsid="008adfa5" style:font-weight-asian="normal" style:font-weight-complex="normal"/>
    </style:style>
    <style:style style:name="T43" style:family="text">
      <style:text-properties fo:font-weight="normal" officeooo:rsid="007e8fef" style:font-weight-asian="normal" style:font-weight-complex="normal"/>
    </style:style>
    <style:style style:name="T44" style:family="text">
      <style:text-properties fo:font-weight="normal" officeooo:rsid="007eae00" style:font-weight-asian="normal" style:font-weight-complex="normal"/>
    </style:style>
    <style:style style:name="T45" style:family="text">
      <style:text-properties fo:font-weight="normal" officeooo:rsid="00809fc1" style:font-weight-asian="normal" style:font-weight-complex="normal"/>
    </style:style>
    <style:style style:name="T46" style:family="text">
      <style:text-properties fo:font-weight="normal" officeooo:rsid="007ee493" style:font-weight-asian="normal" style:font-weight-complex="normal"/>
    </style:style>
    <style:style style:name="T47" style:family="text">
      <style:text-properties fo:font-weight="normal" officeooo:rsid="007f9784" style:font-weight-asian="normal" style:font-weight-complex="normal"/>
    </style:style>
    <style:style style:name="T48" style:family="text">
      <style:text-properties officeooo:rsid="001cbdcb"/>
    </style:style>
    <style:style style:name="T49" style:family="text">
      <style:text-properties officeooo:rsid="0015c6e5"/>
    </style:style>
    <style:style style:name="T50" style:family="text">
      <style:text-properties officeooo:rsid="0017274a"/>
    </style:style>
    <style:style style:name="T51" style:family="text">
      <style:text-properties officeooo:rsid="001a95b9"/>
    </style:style>
    <style:style style:name="T52" style:family="text">
      <style:text-properties officeooo:rsid="0035229f"/>
    </style:style>
    <style:style style:name="T53" style:family="text">
      <style:text-properties officeooo:rsid="002326f3"/>
    </style:style>
    <style:style style:name="T54" style:family="text">
      <style:text-properties officeooo:rsid="001bcc26"/>
    </style:style>
    <style:style style:name="T55" style:family="text">
      <style:text-properties officeooo:rsid="0030eece"/>
    </style:style>
    <style:style style:name="T56" style:family="text">
      <style:text-properties officeooo:rsid="00237e5a"/>
    </style:style>
    <style:style style:name="T57" style:family="text">
      <style:text-properties officeooo:rsid="00267e38"/>
    </style:style>
    <style:style style:name="T58" style:family="text">
      <style:text-properties officeooo:rsid="00300353"/>
    </style:style>
    <style:style style:name="T59" style:family="text">
      <style:text-properties officeooo:rsid="002da4f0"/>
    </style:style>
    <style:style style:name="T60" style:family="text">
      <style:text-properties officeooo:rsid="00279dad"/>
    </style:style>
    <style:style style:name="T61" style:family="text">
      <style:text-properties officeooo:rsid="00297c7f"/>
    </style:style>
    <style:style style:name="T62" style:family="text">
      <style:text-properties officeooo:rsid="002b336b"/>
    </style:style>
    <style:style style:name="T63" style:family="text">
      <style:text-properties officeooo:rsid="002e952a"/>
    </style:style>
    <style:style style:name="T64" style:family="text">
      <style:text-properties officeooo:rsid="002b4870"/>
    </style:style>
    <style:style style:name="T65" style:family="text">
      <style:text-properties officeooo:rsid="0034e76c"/>
    </style:style>
    <style:style style:name="T66" style:family="text">
      <style:text-properties officeooo:rsid="003b80eb"/>
    </style:style>
    <style:style style:name="T67" style:family="text">
      <style:text-properties officeooo:rsid="0036be70"/>
    </style:style>
    <style:style style:name="T68" style:family="text">
      <style:text-properties officeooo:rsid="00380816"/>
    </style:style>
    <style:style style:name="T69" style:family="text">
      <style:text-properties officeooo:rsid="00398c3a"/>
    </style:style>
    <style:style style:name="T70" style:family="text">
      <style:text-properties officeooo:rsid="003def52"/>
    </style:style>
    <style:style style:name="T71" style:family="text">
      <style:text-properties officeooo:rsid="003efc45"/>
    </style:style>
    <style:style style:name="T72" style:family="text">
      <style:text-properties officeooo:rsid="00623486"/>
    </style:style>
    <style:style style:name="T73" style:family="text">
      <style:text-properties officeooo:rsid="00665c8c"/>
    </style:style>
    <style:style style:name="T74" style:family="text">
      <style:text-properties officeooo:rsid="0062a37f"/>
    </style:style>
    <style:style style:name="T75" style:family="text">
      <style:text-properties officeooo:rsid="0026edbc"/>
    </style:style>
    <style:style style:name="T76" style:family="text">
      <style:text-properties officeooo:rsid="0070f8de"/>
    </style:style>
    <style:style style:name="T77" style:family="text">
      <style:text-properties officeooo:rsid="007260ad"/>
    </style:style>
    <style:style style:name="T78" style:family="text">
      <style:text-properties officeooo:rsid="00238004"/>
    </style:style>
    <style:style style:name="T79" style:family="text">
      <style:text-properties officeooo:rsid="002532d4"/>
    </style:style>
    <style:style style:name="T80" style:family="text">
      <style:text-properties officeooo:rsid="0027a697"/>
    </style:style>
    <style:style style:name="T81" style:family="text">
      <style:text-properties officeooo:rsid="0028b033"/>
    </style:style>
    <style:style style:name="T82" style:family="text">
      <style:text-properties officeooo:rsid="002a58c7"/>
    </style:style>
    <style:style style:name="T83" style:family="text">
      <style:text-properties officeooo:rsid="002aa52a"/>
    </style:style>
    <style:style style:name="T84" style:family="text">
      <style:text-properties officeooo:rsid="002e560a"/>
    </style:style>
    <style:style style:name="T85" style:family="text">
      <style:text-properties officeooo:rsid="0035c7d1"/>
    </style:style>
    <style:style style:name="T86" style:family="text">
      <style:text-properties officeooo:rsid="00360e5e"/>
    </style:style>
    <style:style style:name="T87" style:family="text">
      <style:text-properties officeooo:rsid="0037ee52"/>
    </style:style>
    <style:style style:name="T88" style:family="text">
      <style:text-properties officeooo:rsid="002f6ea4"/>
    </style:style>
    <style:style style:name="T89" style:family="text">
      <style:text-properties officeooo:rsid="002ee0ee"/>
    </style:style>
    <style:style style:name="T90" style:family="text">
      <style:text-properties officeooo:rsid="002f628a"/>
    </style:style>
    <style:style style:name="T91" style:family="text">
      <style:text-properties officeooo:rsid="00161c89"/>
    </style:style>
    <style:style style:name="T92" style:family="text">
      <style:text-properties officeooo:rsid="001bfb69"/>
    </style:style>
    <style:style style:name="T93" style:family="text">
      <style:text-properties officeooo:rsid="0033db22"/>
    </style:style>
    <style:style style:name="T94" style:family="text">
      <style:text-properties officeooo:rsid="0016cb03"/>
    </style:style>
    <style:style style:name="T95" style:family="text">
      <style:text-properties officeooo:rsid="001c71f0"/>
    </style:style>
    <style:style style:name="T96" style:family="text">
      <style:text-properties style:font-name="Arial1" officeooo:rsid="005e8aca" style:font-name-complex="Lohit Hindi1"/>
    </style:style>
    <style:style style:name="T97" style:family="text">
      <style:text-properties officeooo:rsid="001f21b6"/>
    </style:style>
    <style:style style:name="T98" style:family="text">
      <style:text-properties officeooo:rsid="00354fde"/>
    </style:style>
    <style:style style:name="T99" style:family="text">
      <style:text-properties fo:font-weight="bold" officeooo:rsid="0017f4f8" style:font-weight-asian="bold" style:font-weight-complex="bold"/>
    </style:style>
    <style:style style:name="T100" style:family="text">
      <style:text-properties officeooo:rsid="001fe5d2"/>
    </style:style>
    <style:style style:name="T101" style:family="text">
      <style:text-properties officeooo:rsid="00236c77"/>
    </style:style>
    <style:style style:name="T102" style:family="text">
      <style:text-properties officeooo:rsid="0028e0bf"/>
    </style:style>
    <style:style style:name="T103" style:family="text">
      <style:text-properties officeooo:rsid="0010c05d"/>
    </style:style>
    <style:style style:name="T104" style:family="text">
      <style:text-properties officeooo:rsid="0016d89f"/>
    </style:style>
    <style:style style:name="T105" style:family="text">
      <style:text-properties officeooo:rsid="0018b50b"/>
    </style:style>
    <style:style style:name="T106" style:family="text">
      <style:text-properties officeooo:rsid="001aa4e1"/>
    </style:style>
    <style:style style:name="T107" style:family="text">
      <style:text-properties officeooo:rsid="001c98ac"/>
    </style:style>
    <style:style style:name="T108" style:family="text">
      <style:text-properties officeooo:rsid="001dc25e"/>
    </style:style>
    <style:style style:name="T109" style:family="text">
      <style:text-properties officeooo:rsid="001fd85b"/>
    </style:style>
    <style:style style:name="T110" style:family="text">
      <style:text-properties officeooo:rsid="0021c964"/>
    </style:style>
    <style:style style:name="T111" style:family="text">
      <style:text-properties officeooo:rsid="002304bf"/>
    </style:style>
    <style:style style:name="T112" style:family="text">
      <style:text-properties officeooo:rsid="00235a00"/>
    </style:style>
    <style:style style:name="T113" style:family="text">
      <style:text-properties officeooo:rsid="002541a0"/>
    </style:style>
    <style:style style:name="T114" style:family="text">
      <style:text-properties officeooo:rsid="0025ef8d"/>
    </style:style>
    <style:style style:name="T115" style:family="text">
      <style:text-properties officeooo:rsid="0027d221"/>
    </style:style>
    <style:style style:name="T116" style:family="text">
      <style:text-properties officeooo:rsid="0029524f"/>
    </style:style>
    <style:style style:name="T117" style:family="text">
      <style:text-properties officeooo:rsid="00873a7f"/>
    </style:style>
    <style:style style:name="T118" style:family="text">
      <style:text-properties officeooo:rsid="007b13f0"/>
    </style:style>
    <style:style style:name="T119" style:family="text">
      <style:text-properties officeooo:rsid="002f3e25"/>
    </style:style>
    <style:style style:name="T120" style:family="text">
      <style:text-properties officeooo:rsid="0084db71"/>
    </style:style>
    <style:style style:name="T121" style:family="text">
      <style:text-properties officeooo:rsid="00852bae"/>
    </style:style>
    <style:style style:name="T122" style:family="text">
      <style:text-properties officeooo:rsid="008612f2"/>
    </style:style>
    <style:style style:name="T123" style:family="text">
      <style:text-properties officeooo:rsid="00182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6">الله</text:span> <text:span text:style-name="T9">الرحمن الرحيم</text:span></text:p>
      <text:p text:style-name="P3">سلام عليكم</text:p>
      <text:p text:style-name="P4"/>
      <text:p text:style-name="P5">قال <text:span text:style-name="T6">الله</text:span> <text:span text:style-name="T10">تعالي</text:span> ف<text:span text:style-name="T11">ي</text:span> كتاب<text:span text:style-name="T6">ه</text:span> <text:span text:style-name="T11">ال</text:span>كريم</text:p>
      <text:p text:style-name="P6"><text:span text:style-name="T12">و قل </text:span><text:span text:style-name="T7">رب</text:span><text:span text:style-name="T12"> زدني علما –</text:span><text:span text:style-name="T13"> طه, </text:span><text:span text:style-name="T15">۱۱</text:span><text:span text:style-name="T14">٤</text:span><text:span text:style-name="T15"> ...</text:span></text:p>
      <text:p text:style-name="P5"><text:span text:style-name="T17">انا أنزل</text:span><text:span text:style-name="T8">ن</text:span><text:span text:style-name="T17">اه قرآنا عربيا </text:span><text:span text:style-name="T18">لعلكم تعقلون –</text:span><text:span text:style-name="T19"> يوسف, </text:span><text:span text:style-name="T16">٢</text:span></text:p>
      <text:p text:style-name="P24">Грамматика. Справочник. Часть 1</text:p>
      <text:h text:style-name="P66" text:outline-level="1">Предложения</text:h>
      <text:h text:style-name="P69" text:outline-level="2">Именные</text:h>
      <text:p text:style-name="P20"><text:span text:style-name="T20">Сказуемое выражено именем. Особенность — в настоящем времени глагол-связка отсутствует, а пред</text:span><text:span text:style-name="T21">и</text:span><text:span text:style-name="T20">кативность выражается:</text:span></text:p>
      <text:p text:style-name="P20"><text:span text:style-name="Пункт"><text:span text:style-name="T20">порядком</text:span></text:span><text:span text:style-name="T20"> слов (сначала подлежащее, а затем сказуемое);</text:span></text:p>
      <text:p text:style-name="P20"><text:span text:style-name="Пункт"><text:span text:style-name="T20">разобщенностью</text:span></text:span><text:span text:style-name="T20"> подлежащего и сказуемого в состоянии (первое, как правило, в определенном состоянии, второе - в неопределенном);</text:span></text:p>
      <text:p text:style-name="P20"><text:span text:style-name="Пункт"><text:span text:style-name="T20">интонацией</text:span></text:span><text:span text:style-name="T20"> (повышением на подлежащем, понижением на сказуемом).</text:span></text:p>
      <text:p text:style-name="P20"><text:span text:style-name="T20">Сказуемое согласуется (за исключением некоторых случаев) с подлежащим в роде, числе и пад</text:span><text:span text:style-name="T21">е</text:span><text:span text:style-name="T20">же.</text:span></text:p>
      <text:p text:style-name="P7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69" text:outline-level="2">Простые именные распространенные</text:h>
      <text:p text:style-name="P7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20"><text:span text:style-name="T20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2">не определено</text:span><text:span text:style-name="T20">, то после сказуемого.</text:span></text:p>
      <text:h text:style-name="P69" text:outline-level="2"><text:soft-page-break/>Вопросительные</text:h>
      <text:p text:style-name="P7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7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7"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23">—</text:span> в начале предложения и <text:span text:style-name="Арабиййун">أَمْ</text:span>, <text:span text:style-name="Арабиййун">أَوْ</text:span> <text:span text:style-name="T24">—</text:span> перед словом, противопоставляемым в вопросе.</text:p>
      <text:h text:style-name="P69" text:outline-level="2">Глагольные</text:h>
      <text:p text:style-name="P7">Глагол-сказуемое ставится, как правило, на первом месте и в единственном числе, невзирая на число подлежащего.</text:p>
      <text:p text:style-name="P20"><text:span text:style-name="T20">Если глагол-сказуемое стоит </text:span><text:span text:style-name="Акцент">перед</text:span><text:span text:style-name="T20"> по</text:span><text:span text:style-name="T22">д</text:span><text:span text:style-name="T20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0"> подлежащим женского, то — в единственном женского. Если же глагол-сказуемое следует </text:span><text:span text:style-name="Акцент">за</text:span><text:span text:style-name="T20"> подлежащим, обозначающим лиц, то оно полностью с ним согласуется в роде и числе.</text:span></text:p>
      <text:p text:style-name="P7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73" text:outline-level="2">Придаточные дополнительные</text:h>
      <text:p text:style-name="P65"><text:span text:style-name="T118">Присоединяются к главном с помощью подчинительного союза </text:span><text:span text:style-name="Арабиййун"><text:span text:style-name="T118">أَنَّ</text:span></text:span><text:span text:style-name="T118">, непосредственно за которым следует подлежащее придаточного предложения в винительном падеже. Если же за союзом следует глагол-сказуемое, то вместо </text:span><text:span text:style-name="Арабиййун"><text:span text:style-name="T118">أَنَّ</text:span></text:span><text:span text:style-name="T118"> используется </text:span><text:span text:style-name="Арабиййун"><text:span text:style-name="T118">أَنَّهُ</text:span></text:span><text:span text:style-name="T118"> или </text:span><text:span text:style-name="Арабиййун"><text:span text:style-name="T118">إِنَّهُ</text:span></text:span><text:span text:style-name="T118">.</text:span></text:p>
      <text:h text:style-name="P67" text:outline-level="1"><text:span text:style-name="T119">Г</text:span>лагол</text:h>
      <text:h text:style-name="P74" text:outline-level="2">Прошедшее <text:span text:style-name="T119">время</text:span></text:h>
      <text:p text:style-name="P8"><text:span text:style-name="T25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6">Отрицанием служит частица </text:span><text:span text:style-name="Арабиййун"><text:span text:style-name="T26">مَا</text:span></text:span><text:span text:style-name="T26">, которая ставится перед глаголом</text:span><text:bookmark-end text:name="__DdeLink__178_2072980557"/><text:span text:style-name="T26">. </text:span><text:span text:style-name="T48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ext:soft-page-break/>
          <table:table-row>
            <table:table-cell table:style-name="Таблица1.A1" office:value-type="string">
              <text:p text:style-name="P26"><text:span text:style-name="Заголовок_20_таблицы">Род</text:span></text:p>
            </table:table-cell>
            <table:table-cell table:style-name="Таблица1.A1" office:value-type="string">
              <text:p text:style-name="P26"><text:span text:style-name="Заголовок_20_таблицы">Лицо</text:span></text:p>
            </table:table-cell>
            <table:table-cell table:style-name="Таблица1.A1" office:value-type="string">
              <text:p text:style-name="P26"><text:span text:style-name="Заголовок_20_таблицы">Мн. число</text:span></text:p>
            </table:table-cell>
            <table:table-cell table:style-name="Таблица1.A1" office:value-type="string">
              <text:p text:style-name="P26"><text:span text:style-name="Заголовок_20_таблицы">Дв. число</text:span></text:p>
            </table:table-cell>
            <table:table-cell table:style-name="Таблица1.A1" office:value-type="string">
              <text:p text:style-name="P26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9">–</text:p>
          </table:table-cell>
          <table:table-cell table:style-name="Таблица1.B5" office:value-type="string">
            <text:p text:style-name="P29">1-е</text:p>
          </table:table-cell>
          <table:table-cell table:style-name="Таблица1.C5" office:value-type="string">
            <text:p text:style-name="P29"><text:span text:style-name="Арабиййун">ـْناَ</text:span></text:p>
          </table:table-cell>
          <table:table-cell table:style-name="Таблица1.D5" office:value-type="string">
            <text:p text:style-name="P29"><text:span text:style-name="Арабиййун">–</text:span></text:p>
          </table:table-cell>
          <table:table-cell table:style-name="Таблица1.E5" office:value-type="string">
            <text:p text:style-name="P29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9">М</text:p>
          </table:table-cell>
          <table:table-cell table:style-name="Таблица1.B5" office:value-type="string">
            <text:p text:style-name="P29">2-е</text:p>
          </table:table-cell>
          <table:table-cell table:style-name="Таблица1.C5" office:value-type="string">
            <text:p text:style-name="P30"><text:span text:style-name="Арабиййун">ـْتُمْ</text:span></text:p>
          </table:table-cell>
          <table:table-cell table:style-name="Таблица1.D5" table:number-rows-spanned="2" office:value-type="string">
            <text:p text:style-name="P30"><text:span text:style-name="Арабиййун">ـْتُماَ</text:span></text:p>
          </table:table-cell>
          <table:table-cell table:style-name="Таблица1.E5" office:value-type="string">
            <text:p text:style-name="P31"><text:span text:style-name="Арабиййун"><text:span text:style-name="T49">ـْت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1.A5" office:value-type="string">
            <text:p text:style-name="P29">Ж</text:p>
          </table:table-cell>
          <table:table-cell table:style-name="Таблица1.B5" office:value-type="string">
            <text:p text:style-name="P29">2-е</text:p>
          </table:table-cell>
          <table:table-cell table:style-name="Таблица1.C5" office:value-type="string">
            <text:p text:style-name="P32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1"><text:span text:style-name="Арабиййун"><text:span text:style-name="T49">ـْت</text:span></text:span><text:span text:style-name="Арабиййун"><text:span text:style-name="T50">ِ</text:span></text:span></text:p>
          </table:table-cell>
        </table:table-row>
        <table:table-row>
          <table:table-cell table:style-name="Таблица1.A5" office:value-type="string">
            <text:p text:style-name="P29">М</text:p>
          </table:table-cell>
          <table:table-cell table:style-name="Таблица1.B5" office:value-type="string">
            <text:p text:style-name="P29">3-е</text:p>
          </table:table-cell>
          <table:table-cell table:style-name="Таблица1.C5" office:value-type="string">
            <text:p text:style-name="P32"><text:span text:style-name="Арабиййун">ـُوا</text:span></text:p>
          </table:table-cell>
          <table:table-cell table:style-name="Таблица1.D5" office:value-type="string">
            <text:p text:style-name="P32"><text:span text:style-name="Арабиййун">ـَا</text:span></text:p>
          </table:table-cell>
          <table:table-cell table:style-name="Таблица1.E5" office:value-type="string">
            <text:p text:style-name="P32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9">Ж</text:p>
          </table:table-cell>
          <table:table-cell table:style-name="Таблица1.B6" office:value-type="string">
            <text:p text:style-name="P29">3-е</text:p>
          </table:table-cell>
          <table:table-cell table:style-name="Таблица1.C6" office:value-type="string">
            <text:p text:style-name="P32"><text:span text:style-name="Арабиййун">ـْنَ</text:span></text:p>
          </table:table-cell>
          <table:table-cell table:style-name="Таблица1.D6" office:value-type="string">
            <text:p text:style-name="P33"><text:span text:style-name="Арабиййун">ـَتَا</text:span></text:p>
          </table:table-cell>
          <table:table-cell table:style-name="Таблица1.E6" office:value-type="string">
            <text:p text:style-name="P31"><text:span text:style-name="Арабиййун"><text:span text:style-name="T49">ـ</text:span></text:span><text:span text:style-name="Арабиййун"><text:span text:style-name="T51">َ</text:span></text:span><text:span text:style-name="Арабиййун"><text:span text:style-name="T49">ت</text:span></text:span><text:span text:style-name="Арабиййун"><text:span text:style-name="T51">ْ</text:span></text:span></text:p>
          </table:table-cell>
        </table:table-row>
      </table:table>
      <text:h text:style-name="P74" text:outline-level="2">Настоящ<text:span text:style-name="T52">е</text:span>-будущее</text:h>
      <text:p text:style-name="P9"><text:span text:style-name="T53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54">или для выражения </text:span><text:span text:style-name="T55">действи</text:span><text:span text:style-name="T54">я</text:span><text:span text:style-name="T55">, происходящего многократно или вообще свойственного субъекту</text:span><text:span text:style-name="T53">. </text:span><text:span text:style-name="T56">Образуется от формы прошедшего времени </text:span><text:span text:style-name="T57">добавлением префиксов и окончаний, при этом</text:span><text:span text:style-name="T56"> первый коренной утрачивает огласовку, а второй получает типовую огласовку, которая </text:span><text:span text:style-name="T56">указывается в словарях как (а), (и) или (у) поставленной после глагола. <text:s/></text:span><text:span text:style-name="T58">Формулы в таблице ниже приведены, как если бы типовой была б дамма. </text:span><text:span text:style-name="T26">Отрицанием служит частица </text:span><text:span text:style-name="Арабиййун"><text:span text:style-name="T27">ﻻَ</text:span></text:span><text:span text:style-name="T26">, которая ставится перед глаголом</text:span><text:span text:style-name="T27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6"><text:span text:style-name="Заголовок_20_таблицы">Род</text:span></text:p>
            </table:table-cell>
            <table:table-cell table:style-name="Таблица2.A1" office:value-type="string">
              <text:p text:style-name="P26"><text:span text:style-name="Заголовок_20_таблицы">Лицо</text:span></text:p>
            </table:table-cell>
            <table:table-cell table:style-name="Таблица2.A1" office:value-type="string">
              <text:p text:style-name="P26"><text:span text:style-name="Заголовок_20_таблицы">Мн. число</text:span></text:p>
            </table:table-cell>
            <table:table-cell table:style-name="Таблица2.A1" office:value-type="string">
              <text:p text:style-name="P26"><text:span text:style-name="Заголовок_20_таблицы">Дв. число</text:span></text:p>
            </table:table-cell>
            <table:table-cell table:style-name="Таблица2.A1" office:value-type="string">
              <text:p text:style-name="P26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9">–</text:p>
          </table:table-cell>
          <table:table-cell table:style-name="Таблица2.B2" office:value-type="string">
            <text:p text:style-name="P29">1-е</text:p>
          </table:table-cell>
          <table:table-cell table:style-name="Таблица2.C2" office:value-type="string">
            <text:p text:style-name="P29"><text:span text:style-name="Арабиййун"><text:span text:style-name="T59">نَ</text:span></text:span><text:span text:style-name="Арабиййун"><text:span text:style-name="T60">ـْ ـُ ـُ</text:span></text:span></text:p>
          </table:table-cell>
          <table:table-cell table:style-name="Таблица2.D2" office:value-type="string">
            <text:p text:style-name="P29"><text:span text:style-name="Арабиййун">–</text:span></text:p>
          </table:table-cell>
          <table:table-cell table:style-name="Таблица2.E2" office:value-type="string">
            <text:p text:style-name="P34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9">М</text:p>
          </table:table-cell>
          <table:table-cell table:style-name="Таблица2.B3" office:value-type="string">
            <text:p text:style-name="P29">2-е</text:p>
          </table:table-cell>
          <table:table-cell table:style-name="Таблица2.C3" office:value-type="string">
            <text:p text:style-name="P29"><text:span text:style-name="Арабиййун"><text:span text:style-name="T61">تَ</text:span></text:span><text:span text:style-name="Арабиййун"><text:span text:style-name="T60">ـْ ـُ ـُ</text:span></text:span><text:span text:style-name="Арабиййун"><text:span text:style-name="T59">ونَ</text:span></text:span></text:p>
          </table:table-cell>
          <table:table-cell table:style-name="Таблица2.D4" table:number-rows-spanned="2" office:value-type="string">
            <text:p text:style-name="P29"><text:span text:style-name="Арабиййун"><text:span text:style-name="T61">تَ</text:span></text:span><text:span text:style-name="Арабиййун"><text:span text:style-name="T60">ـْ ـُ ـ</text:span></text:span><text:span text:style-name="Арабиййун"><text:span text:style-name="T62">َانِ</text:span></text:span></text:p>
          </table:table-cell>
          <table:table-cell table:style-name="Таблица2.E3" office:value-type="string">
            <text:p text:style-name="P29"><text:span text:style-name="Арабиййун"><text:span text:style-name="T61">تَ</text:span></text:span><text:span text:style-name="Арабиййун"><text:span text:style-name="T60">ـْ ـُ ـُ</text:span></text:span></text:p>
          </table:table-cell>
        </table:table-row>
        <table:table-row>
          <table:table-cell table:style-name="Таблица2.A4" office:value-type="string">
            <text:p text:style-name="P29">Ж</text:p>
          </table:table-cell>
          <table:table-cell table:style-name="Таблица2.B4" office:value-type="string">
            <text:p text:style-name="P29">2-е</text:p>
          </table:table-cell>
          <table:table-cell table:style-name="Таблица2.C4" office:value-type="string">
            <text:p text:style-name="P29"><text:span text:style-name="Арабиййун"><text:span text:style-name="T61">تَ</text:span></text:span><text:span text:style-name="Арабиййун"><text:span text:style-name="T60">ـْ ـُ ـ</text:span></text:span><text:span text:style-name="Арабиййун"><text:span text:style-name="T59">ْنَ</text:span></text:span></text:p>
          </table:table-cell>
          <table:covered-table-cell/>
          <table:table-cell table:style-name="Таблица2.E4" office:value-type="string">
            <text:p text:style-name="P29"><text:span text:style-name="Арабиййун"><text:span text:style-name="T61">تَ</text:span></text:span><text:span text:style-name="Арабиййун"><text:span text:style-name="T60">ـْ ـُ ـ</text:span></text:span><text:span text:style-name="Арабиййун"><text:span text:style-name="T61">ِينَ</text:span></text:span></text:p>
          </table:table-cell>
        </table:table-row>
        <table:table-row>
          <table:table-cell table:style-name="Таблица2.A5" office:value-type="string">
            <text:p text:style-name="P29">М</text:p>
          </table:table-cell>
          <table:table-cell table:style-name="Таблица2.B5" office:value-type="string">
            <text:p text:style-name="P29">3-е</text:p>
          </table:table-cell>
          <table:table-cell table:style-name="Таблица2.C5" office:value-type="string">
            <text:p text:style-name="P29"><text:span text:style-name="Арабиййун"><text:span text:style-name="T63">يَ</text:span></text:span><text:span text:style-name="Арабиййун"><text:span text:style-name="T60">ـْ ـُ ـُ</text:span></text:span><text:span text:style-name="Арабиййун"><text:span text:style-name="T59">ونَ</text:span></text:span></text:p>
          </table:table-cell>
          <table:table-cell table:style-name="Таблица2.D5" office:value-type="string">
            <text:p text:style-name="P29"><text:span text:style-name="Арабиййун"><text:span text:style-name="T64">يَ</text:span></text:span><text:span text:style-name="Арабиййун"><text:span text:style-name="T60">ـْ ـُ ـ</text:span></text:span><text:span text:style-name="Арабиййун"><text:span text:style-name="T62">َانِ</text:span></text:span></text:p>
          </table:table-cell>
          <table:table-cell table:style-name="Таблица2.E5" office:value-type="string">
            <text:p text:style-name="P29"><text:span text:style-name="Арабиййун"><text:span text:style-name="T61">يَ</text:span></text:span><text:span text:style-name="Арабиййун"><text:span text:style-name="T60">ـْ ـُ ـُ</text:span></text:span></text:p>
          </table:table-cell>
        </table:table-row>
        <table:table-row>
          <table:table-cell table:style-name="Таблица2.A6" office:value-type="string">
            <text:p text:style-name="P29">Ж</text:p>
          </table:table-cell>
          <table:table-cell table:style-name="Таблица2.B6" office:value-type="string">
            <text:p text:style-name="P29">3-е</text:p>
          </table:table-cell>
          <table:table-cell table:style-name="Таблица2.C6" office:value-type="string">
            <text:p text:style-name="P29"><text:span text:style-name="Арабиййун"><text:span text:style-name="T63">يَ</text:span></text:span><text:span text:style-name="Арабиййун"><text:span text:style-name="T60">ـْ ـُ ـ</text:span></text:span><text:span text:style-name="Арабиййун"><text:span text:style-name="T59">ْنَ</text:span></text:span></text:p>
          </table:table-cell>
          <table:table-cell table:style-name="Таблица2.D6" office:value-type="string">
            <text:p text:style-name="P29"><text:span text:style-name="Арабиййун"><text:span text:style-name="T61">تَ</text:span></text:span><text:span text:style-name="Арабиййун"><text:span text:style-name="T60">ـْ ـُ ـ</text:span></text:span><text:span text:style-name="Арабиййун"><text:span text:style-name="T62">َانِ</text:span></text:span></text:p>
          </table:table-cell>
          <table:table-cell table:style-name="Таблица2.E6" office:value-type="string">
            <text:p text:style-name="P29"><text:span text:style-name="Арабиййун"><text:span text:style-name="T61">تَ</text:span></text:span><text:span text:style-name="Арабиййун"><text:span text:style-name="T60">ـْ ـُ ـُ</text:span></text:span></text:p>
          </table:table-cell>
        </table:table-row>
      </table:table>
      <text:h text:style-name="P74" text:outline-level="2">Будущее</text:h>
      <text:p text:style-name="P20"><text:span text:style-name="T65">Образуется на основе настояще-будущего времени путем прибавления к ней префикса </text:span><text:span text:style-name="Арабиййун"><text:span text:style-name="T65">سَو</text:span></text:span><text:span text:style-name="Арабиййун"><text:span text:style-name="T66">ْ</text:span></text:span><text:span text:style-name="Арабиййун"><text:span text:style-name="T65">فَ</text:span></text:span><text:span text:style-name="T65"> или его сокращенного варианта </text:span><text:span text:style-name="Арабиййун"><text:span text:style-name="T65">سَ</text:span></text:span><text:span text:style-name="T65">, при этом последний пишется слитно, а первый раздельно. </text:span><text:span text:style-name="T52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67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68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</text:span><text:soft-page-break/><text:span text:style-name="T68">будущее действие. </text:span><text:span text:style-name="T69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36">Я буду писать</text:p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6"><text:span text:style-name="Арабиййун">أَكْتُبُ</text:span></text:p>
          </table:table-cell>
          <table:table-cell table:style-name="Таблица3.A1" office:value-type="string">
            <text:p text:style-name="P60"><text:span text:style-name="T70">Я на</text:span><text:span text:style-name="T71">(</text:span><text:span text:style-name="T70">пишу</text:span><text:span text:style-name="T71">)</text:span></text:p>
          </table:table-cell>
        </table:table-row>
        <table:table-row>
          <table:table-cell table:style-name="Таблица3.A1" office:value-type="string">
            <text:p text:style-name="P37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36">Он будет читать</text:p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6"><text:span text:style-name="Арабиййун">يَقْرَأُ</text:span></text:p>
          </table:table-cell>
          <table:table-cell table:style-name="Таблица3.A1" office:value-type="string">
            <text:p text:style-name="P60"><text:span text:style-name="T70">Он про</text:span><text:span text:style-name="T71">(</text:span><text:span text:style-name="T70">читает</text:span><text:span text:style-name="T71">)</text:span></text:p>
          </table:table-cell>
        </table:table-row>
      </table:table>
      <text:p text:style-name="P9"><text:span text:style-name="T26">Отрицанием служит частица </text:span><text:span text:style-name="Арабиййун"><text:span text:style-name="T27">ﻻَ</text:span></text:span><text:span text:style-name="T26">, которая ставится </text:span><text:span text:style-name="T28">между префиксом </text:span><text:span text:style-name="Арабиййун"><text:span text:style-name="T28">سوف</text:span></text:span><text:span text:style-name="T28"> и</text:span><text:span text:style-name="T26"> глагол</text:span><text:span text:style-name="T28">ьной формой</text:span><text:span text:style-name="T27">. </text:span><text:span text:style-name="T28">Префикс </text:span><text:span text:style-name="Арабиййун"><text:span text:style-name="T28">س</text:span></text:span><text:span text:style-name="T28"> с отрицанием не употребляется.</text:span></text:p>
      <text:h text:style-name="Heading_20_2" text:outline-level="2">Сослагательное наклонение</text:h>
      <text:p text:style-name="P21"><text:span text:style-name="T117">О</text:span><text:span text:style-name="T120">бразуется от настояще-будущего времени постановкой фатхи над последней коренной, удалением окончания </text:span><text:span text:style-name="Арабиййун"><text:span text:style-name="T59">ن </text:span></text:span><text:span text:style-name="T120">после долгого гласного и добавлением модальной частицы </text:span><text:span text:style-name="Арабиййун"><text:span text:style-name="T120">حَتَّى، لِ، كَىْ، أَنْ، لِكَىْ، إِلَى إِنْ</text:span></text:span><text:span text:style-name="T120"> (</text:span><text:span text:style-name="Акцент"><text:span text:style-name="T120">чтобы</text:span></text:span><text:span text:style-name="T120">) и т. п. </text:span><text:span text:style-name="T121">Глагол в сослагательном наклонении ставится после модальных слов и глаголов с модальными значениями. </text:span><text:span text:style-name="T122">В сочетании с частицей </text:span><text:span text:style-name="Арабиййун"><text:span text:style-name="T122">لَنْ</text:span></text:span><text:span text:style-name="T122"> (</text:span><text:span text:style-name="Акцент"><text:span text:style-name="T122">не, никогда не, никак не</text:span></text:span><text:span text:style-name="T122">), форма сослагательного наклонения выражает реальное, относящееся к будущему, действие с категорическим отрицанием и переводится с наречиями: </text:span><text:span text:style-name="Акцент"><text:span text:style-name="T122">отнюдь не, никогда, никак не</text:span></text:span><text:span text:style-name="T122"> и т. п.</text:span></text:p>
      <text:h text:style-name="Heading_20_2" text:outline-level="2">Модальные глаголы</text:h>
      <text:p text:style-name="P65"><text:span text:style-name="T32">Например: </text:span><text:span text:style-name="Арабиййун"><text:span text:style-name="T32">يُمْكِنُ ل</text:span></text:span><text:span text:style-name="T32"> <text:s/>(</text:span><text:span text:style-name="Акцент"><text:span text:style-name="T32">возможно</text:span></text:span><text:span text:style-name="T32">); </text:span><text:span text:style-name="Арабиййун"><text:span text:style-name="T32">يَجِبُ على</text:span></text:span><text:span text:style-name="T32"> (</text:span><text:span text:style-name="Акцент"><text:span text:style-name="T32">необходимо</text:span></text:span><text:span text:style-name="T32">); </text:span><text:span text:style-name="Арабиййун"><text:span text:style-name="T32">لَا يُجُوزُ أَنْ</text:span></text:span><text:span text:style-name="T32"> (</text:span><text:span text:style-name="Акцент"><text:span text:style-name="T32">нельзя</text:span></text:span><text:span text:style-name="T32">) и др. </text:span><text:span text:style-name="T33">Всегда выступают в одной, «застывшей» форме. Соотнесенность ко времени выражается вспомогательным глаголом </text:span><text:span text:style-name="Арабиййун"><text:span text:style-name="T34">كَانَ</text:span></text:span><text:span text:style-name="T33">, а соотнесенность к лицу — слитным местоимением либо к глаголу, либо к предлогу при нем. </text:span><text:span text:style-name="T32">После модальных глаголов основной глагола ставится в сослагательном наклонении.</text:span></text:p>
      <text:h text:style-name="P67" text:outline-level="1">Местоимения</text:h>
      <text:h text:style-name="P74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6"><text:span text:style-name="Заголовок_20_таблицы">Род</text:span></text:p>
            </table:table-cell>
            <table:table-cell table:style-name="Таблица4.A1" office:value-type="string">
              <text:p text:style-name="P26"><text:span text:style-name="Заголовок_20_таблицы">Лицо</text:span></text:p>
            </table:table-cell>
            <table:table-cell table:style-name="Таблица4.A1" office:value-type="string">
              <text:p text:style-name="P26"><text:span text:style-name="Заголовок_20_таблицы">Мн. число</text:span></text:p>
            </table:table-cell>
            <table:table-cell table:style-name="Таблица4.A1" office:value-type="string">
              <text:p text:style-name="P26"><text:span text:style-name="Заголовок_20_таблицы">Дв. число</text:span></text:p>
            </table:table-cell>
            <table:table-cell table:style-name="Таблица4.A1" office:value-type="string">
              <text:p text:style-name="P26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9">–</text:p>
          </table:table-cell>
          <table:table-cell table:style-name="Таблица4.B5" office:value-type="string">
            <text:p text:style-name="P29">1-е</text:p>
          </table:table-cell>
          <table:table-cell table:style-name="Таблица4.C5" office:value-type="string">
            <text:p text:style-name="P38"><text:span text:style-name="Арабиййун">نَحْنُ</text:span></text:p>
          </table:table-cell>
          <table:table-cell table:style-name="Таблица4.D4" office:value-type="string">
            <text:p text:style-name="P29"><text:span text:style-name="Арабиййун">–</text:span></text:p>
          </table:table-cell>
          <table:table-cell table:style-name="Таблица4.E5" office:value-type="string">
            <text:p text:style-name="P39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9">М.</text:p>
          </table:table-cell>
          <table:table-cell table:style-name="Таблица4.B5" office:value-type="string">
            <text:p text:style-name="P29">2-е</text:p>
          </table:table-cell>
          <table:table-cell table:style-name="Таблица4.C5" office:value-type="string">
            <text:p text:style-name="P40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39"><text:span text:style-name="Арабиййун">أَنْتُمَا</text:span></text:p>
          </table:table-cell>
          <table:table-cell table:style-name="Таблица4.E5" office:value-type="string">
            <text:p text:style-name="P39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9">Ж.</text:p>
          </table:table-cell>
          <table:table-cell table:style-name="Таблица4.B5" office:value-type="string">
            <text:p text:style-name="P29">2-е</text:p>
          </table:table-cell>
          <table:table-cell table:style-name="Таблица4.C5" office:value-type="string">
            <text:p text:style-name="P40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39"><text:span text:style-name="Арабиййун">أَنْتِ</text:span></text:p>
          </table:table-cell>
        </table:table-row>
        <table:table-row>
          <table:table-cell table:style-name="Таблица4.A5" office:value-type="string">
            <text:p text:style-name="P29">М.</text:p>
          </table:table-cell>
          <table:table-cell table:style-name="Таблица4.B5" office:value-type="string">
            <text:p text:style-name="P29">3-е</text:p>
          </table:table-cell>
          <table:table-cell table:style-name="Таблица4.C5" office:value-type="string">
            <text:p text:style-name="P40"><text:span text:style-name="Арабиййун">هُمْ</text:span></text:p>
          </table:table-cell>
          <table:table-cell table:style-name="Таблица4.D6" table:number-rows-spanned="2" office:value-type="string">
            <text:p text:style-name="P38"><text:span text:style-name="Арабиййун">هُمَا</text:span></text:p>
          </table:table-cell>
          <table:table-cell table:style-name="Таблица4.E5" office:value-type="string">
            <text:p text:style-name="P39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9">Ж.</text:p>
          </table:table-cell>
          <table:table-cell table:style-name="Таблица4.B6" office:value-type="string">
            <text:p text:style-name="P29">3-е</text:p>
          </table:table-cell>
          <table:table-cell table:style-name="Таблица4.C6" office:value-type="string">
            <text:p text:style-name="P40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39"><text:span text:style-name="Арабиййун">هِىَ</text:span></text:p>
          </table:table-cell>
        </table:table-row>
      </table:table>
      <text:h text:style-name="P75" text:outline-level="2"><text:soft-page-break/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6"><text:span text:style-name="Заголовок_20_таблицы">Ед. число</text:span></text:p>
            </table:table-cell>
            <table:table-cell table:style-name="Таблица9.A1" office:value-type="string">
              <text:p text:style-name="P26"><text:span text:style-name="Заголовок_20_таблицы">Дв. число</text:span></text:p>
            </table:table-cell>
            <table:table-cell table:style-name="Таблица9.A1" office:value-type="string">
              <text:p text:style-name="P26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38"><text:span text:style-name="Арабиййун"><text:span text:style-name="T72">هٰذَا</text:span></text:span><text:span text:style-name="T72"> </text:span><text:span text:style-name="T73">этот</text:span></text:p>
          </table:table-cell>
          <table:table-cell table:style-name="Таблица9.B2" office:value-type="string">
            <text:p text:style-name="P38"><text:span text:style-name="Арабиййун"><text:span text:style-name="T72">هٰذَانِ</text:span></text:span><text:span text:style-name="T72"> </text:span><text:span text:style-name="T73">эти (два)</text:span></text:p>
          </table:table-cell>
          <table:table-cell table:style-name="Таблица9.C2" office:value-type="string">
            <text:p text:style-name="P39"><text:span text:style-name="Арабиййун"><text:span text:style-name="T72">هَؤُﻻَءِ</text:span></text:span><text:span text:style-name="T72"> </text:span><text:span text:style-name="T73">эти (для лиц)</text:span></text:p>
          </table:table-cell>
        </table:table-row>
        <table:table-row>
          <table:table-cell table:style-name="Таблица9.A4" office:value-type="string">
            <text:p text:style-name="P38"><text:span text:style-name="Арабиййун"><text:span text:style-name="T72">هٰذِهِ</text:span></text:span><text:span text:style-name="T72"> </text:span><text:span text:style-name="T73">эта</text:span></text:p>
          </table:table-cell>
          <table:table-cell table:style-name="Таблица9.B4" office:value-type="string">
            <text:p text:style-name="P38"><text:span text:style-name="Арабиййун"><text:span text:style-name="T72">هَاتَانِ</text:span></text:span><text:span text:style-name="T72"> </text:span><text:span text:style-name="T73">эти (две)</text:span></text:p>
          </table:table-cell>
          <table:table-cell table:style-name="Таблица9.C4" office:value-type="string">
            <text:p text:style-name="P38"><text:span text:style-name="Арабиййун"><text:span text:style-name="T72">هٰذِهِ</text:span></text:span><text:span text:style-name="T72"> </text:span><text:span text:style-name="T73">эти (для всех прочих имен)</text:span></text:p>
          </table:table-cell>
        </table:table-row>
        <table:table-row>
          <table:table-cell table:style-name="Таблица9.A4" office:value-type="string">
            <text:p text:style-name="P38"><text:span text:style-name="Арабиййун"><text:span text:style-name="T74">ذٰلِكَ</text:span></text:span><text:span text:style-name="T74"> </text:span><text:span text:style-name="T73">тот</text:span></text:p>
          </table:table-cell>
          <table:table-cell table:style-name="Таблица9.B4" office:value-type="string">
            <text:p text:style-name="P38"><text:span text:style-name="Арабиййун"><text:span text:style-name="T74">ذَانِّكَ</text:span></text:span><text:span text:style-name="T74"> </text:span><text:span text:style-name="T73">те (двое)</text:span></text:p>
          </table:table-cell>
          <table:table-cell table:style-name="Таблица9.C4" office:value-type="string">
            <text:p text:style-name="P38"><text:span text:style-name="Арабиййун"><text:span text:style-name="T74">أُولٰئِكَ</text:span></text:span><text:span text:style-name="T74"> </text:span><text:span text:style-name="T73">те (для лиц)</text:span></text:p>
          </table:table-cell>
        </table:table-row>
        <table:table-row>
          <table:table-cell table:style-name="Таблица9.A5" office:value-type="string">
            <text:p text:style-name="P31"><text:span text:style-name="Арабиййун"><text:span text:style-name="T74">تِلْكَ</text:span></text:span><text:span text:style-name="T74"> </text:span><text:span text:style-name="T73">та</text:span></text:p>
          </table:table-cell>
          <table:table-cell table:style-name="Таблица9.B5" office:value-type="string">
            <text:p text:style-name="P38"><text:span text:style-name="Арабиййун"><text:span text:style-name="T74">تَانِّكَ</text:span></text:span><text:span text:style-name="T74"> </text:span><text:span text:style-name="T73">те (две)</text:span></text:p>
          </table:table-cell>
          <table:table-cell table:style-name="Таблица9.C5" office:value-type="string">
            <text:p text:style-name="P38"><text:span text:style-name="Арабиййун"><text:span text:style-name="T74">تِلْكَ</text:span></text:span><text:span text:style-name="T74"> </text:span><text:span text:style-name="T73">те (для всех прочих имен)</text:span></text:p>
          </table:table-cell>
        </table:table-row>
      </table:table>
      <text:h text:style-name="P74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7"><text:span text:style-name="Заголовок_20_таблицы">Число</text:span></text:p>
            </table:table-cell>
            <table:table-cell table:style-name="Таблица5.A1" office:value-type="string">
              <text:p text:style-name="P27"><text:span text:style-name="Заголовок_20_таблицы">Лицо, род</text:span></text:p>
            </table:table-cell>
            <table:table-cell table:style-name="Таблица5.A1" office:value-type="string">
              <text:p text:style-name="P27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8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8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41">Ед.</text:p>
          </table:table-cell>
          <table:table-cell table:style-name="Таблица5.B12" office:value-type="string">
            <text:p text:style-name="P41">1-е</text:p>
          </table:table-cell>
          <table:table-cell table:style-name="Таблица5.C12" office:value-type="string">
            <text:p text:style-name="P42"><text:span text:style-name="Арабиййун"><text:span text:style-name="T75"><text:note text:id="ftn1" text:note-class="footnote"><text:note-citation>1</text:note-citation><text:note-body><text:p text:style-name="P63"><text:span text:style-name="T76">Правая</text:span> форма для существительных, две <text:span text:style-name="T76">левые —</text:span><text:span text:style-name="T77"> </text:span>для глаголов и предлогов.</text:p></text:note-body></text:note></text:span></text:span><text:span text:style-name="Арабиййун"><text:span text:style-name="T75">ـِى</text:span></text:span><text:span text:style-name="T75">،</text:span><text:span text:style-name="Арабиййун"><text:span text:style-name="T75">نِى</text:span></text:span><text:span text:style-name="T75">،</text:span><text:span text:style-name="Арабиййун"><text:span text:style-name="T75">ىِ</text:span></text:span></text:p>
          </table:table-cell>
          <table:table-cell table:style-name="Таблица5.D12" office:value-type="string">
            <text:p text:style-name="P43">мой, моя, мое, мои</text:p>
          </table:table-cell>
          <table:table-cell table:style-name="Таблица5.E12" office:value-type="string">
            <text:p text:style-name="P31"><text:span text:style-name="T78">мне, </text:span><text:s/><text:span text:style-name="T79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41">2-е, м. р.</text:p>
          </table:table-cell>
          <table:table-cell table:style-name="Таблица5.C12" office:value-type="string">
            <text:p text:style-name="P42"><text:span text:style-name="Арабиййун">كَ</text:span></text:p>
          </table:table-cell>
          <table:table-cell table:style-name="Таблица5.D12" office:value-type="string">
            <text:p text:style-name="P43">твой, твоя, твое, твои</text:p>
          </table:table-cell>
          <table:table-cell table:style-name="Таблица5.E12" office:value-type="string">
            <text:p text:style-name="P44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1">2-е, ж. р.</text:p>
          </table:table-cell>
          <table:table-cell table:style-name="Таблица5.C12" office:value-type="string">
            <text:p text:style-name="P42"><text:span text:style-name="Арабиййун">كِ</text:span></text:p>
          </table:table-cell>
          <table:table-cell table:style-name="Таблица5.D12" office:value-type="string">
            <text:p text:style-name="P43">твой, твоя, твое, твои</text:p>
          </table:table-cell>
          <table:table-cell table:style-name="Таблица5.E12" office:value-type="string">
            <text:p text:style-name="P44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1">3-е, м. р.</text:p>
          </table:table-cell>
          <table:table-cell table:style-name="Таблица5.C12" office:value-type="string">
            <text:p text:style-name="P42"><text:span text:style-name="Арабиййун">هُ</text:span></text:p>
          </table:table-cell>
          <table:table-cell table:style-name="Таблица5.D12" office:value-type="string">
            <text:p text:style-name="P43">его</text:p>
          </table:table-cell>
          <table:table-cell table:style-name="Таблица5.E12" office:value-type="string">
            <text:p text:style-name="P44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41">3-е, ж. р.</text:p>
          </table:table-cell>
          <table:table-cell table:style-name="Таблица5.C6" office:value-type="string">
            <text:p text:style-name="P42"><text:span text:style-name="Арабиййун">هَا</text:span></text:p>
          </table:table-cell>
          <table:table-cell table:style-name="Таблица5.D6" office:value-type="string">
            <text:p text:style-name="P43">ее, их (неодуш.)</text:p>
          </table:table-cell>
          <table:table-cell table:style-name="Таблица5.E6" office:value-type="string">
            <text:p text:style-name="P44">ее, ей и т. д.</text:p>
          </table:table-cell>
        </table:table-row>
        <table:table-row>
          <table:table-cell table:style-name="Таблица5.A8" table:number-rows-spanned="2" office:value-type="string">
            <text:p text:style-name="P41">Дв.</text:p>
          </table:table-cell>
          <table:table-cell table:style-name="Таблица5.B7" office:value-type="string">
            <text:p text:style-name="P41">2-е</text:p>
          </table:table-cell>
          <table:table-cell table:style-name="Таблица5.C7" office:value-type="string">
            <text:p text:style-name="P42"><text:span text:style-name="Арабиййун">كُمَا</text:span></text:p>
          </table:table-cell>
          <table:table-cell table:style-name="Таблица5.D7" office:value-type="string">
            <text:p text:style-name="P43">ваш, ваше, ваша, ваши (вас обоих, вас обеих)</text:p>
          </table:table-cell>
          <table:table-cell table:style-name="Таблица5.E7" office:value-type="string">
            <text:p text:style-name="P44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41">3-<text:span text:style-name="T75">е</text:span></text:p>
          </table:table-cell>
          <table:table-cell table:style-name="Таблица5.C8" office:value-type="string">
            <text:p text:style-name="P42"><text:span text:style-name="Арабиййун">هُمَا</text:span></text:p>
          </table:table-cell>
          <table:table-cell table:style-name="Таблица5.D8" office:value-type="string">
            <text:p text:style-name="P43">их (обоих, обеих)</text:p>
          </table:table-cell>
          <table:table-cell table:style-name="Таблица5.E8" office:value-type="string">
            <text:p text:style-name="P44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41">Мн.</text:p>
          </table:table-cell>
          <table:table-cell table:style-name="Таблица5.B12" office:value-type="string">
            <text:p text:style-name="P41">1-е</text:p>
          </table:table-cell>
          <table:table-cell table:style-name="Таблица5.C12" office:value-type="string">
            <text:p text:style-name="P45"><text:span text:style-name="Арабиййун">نَا</text:span></text:p>
          </table:table-cell>
          <table:table-cell table:style-name="Таблица5.D12" office:value-type="string">
            <text:p text:style-name="P43">наш, наша, наше, наши</text:p>
          </table:table-cell>
          <table:table-cell table:style-name="Таблица5.E12" office:value-type="string">
            <text:p text:style-name="P44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1">2-е, м. р.</text:p>
          </table:table-cell>
          <table:table-cell table:style-name="Таблица5.C12" office:value-type="string">
            <text:p text:style-name="P45"><text:span text:style-name="Арабиййун">كُمْ</text:span></text:p>
          </table:table-cell>
          <table:table-cell table:style-name="Таблица5.D12" office:value-type="string">
            <text:p text:style-name="P43">ваш, ваша, ваше, ваши</text:p>
          </table:table-cell>
          <table:table-cell table:style-name="Таблица5.E12" office:value-type="string">
            <text:p text:style-name="P44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1">2-е, ж. р.</text:p>
          </table:table-cell>
          <table:table-cell table:style-name="Таблица5.C12" office:value-type="string">
            <text:p text:style-name="P45"><text:span text:style-name="Арабиййун">كُنَّ</text:span></text:p>
          </table:table-cell>
          <table:table-cell table:style-name="Таблица5.D12" office:value-type="string">
            <text:p text:style-name="P43">ваш, ваша, ваше, ваши</text:p>
          </table:table-cell>
          <table:table-cell table:style-name="Таблица5.E12" office:value-type="string">
            <text:p text:style-name="P44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1">3-е, м. р.</text:p>
          </table:table-cell>
          <table:table-cell table:style-name="Таблица5.C12" office:value-type="string">
            <text:p text:style-name="P45"><text:span text:style-name="Арабиййун">هُمْ</text:span></text:p>
          </table:table-cell>
          <table:table-cell table:style-name="Таблица5.D12" office:value-type="string">
            <text:p text:style-name="P43">их</text:p>
          </table:table-cell>
          <table:table-cell table:style-name="Таблица5.E12" office:value-type="string">
            <text:p text:style-name="P44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41">3-е, ж. р.</text:p>
          </table:table-cell>
          <table:table-cell table:style-name="Таблица5.C13" office:value-type="string">
            <text:p text:style-name="P45"><text:span text:style-name="Арабиййун">هُنَّ</text:span></text:p>
          </table:table-cell>
          <table:table-cell table:style-name="Таблица5.D13" office:value-type="string">
            <text:p text:style-name="P43">их</text:p>
          </table:table-cell>
          <table:table-cell table:style-name="Таблица5.E13" office:value-type="string">
            <text:p text:style-name="P44">их, им и т. д.</text:p>
          </table:table-cell>
        </table:table-row>
      </table:table>
      <text:p text:style-name="P10"><text:span text:style-name="Пункт"><text:span text:style-name="T80">П</text:span></text:span><text:span text:style-name="Пункт">рисоединяясь</text:span> к существительным, <text:span text:style-name="T80">с</text:span>литные местоимения выполняют функцию притяжательных местоимений. <text:span text:style-name="T81">При согласовании учитывается грамматический род владельца предмета, а не род самого предмета. Существительное ставиться в определенном состоянии, но без артикля. При склонении изменяется только падежное окончание существительного. </text:span><text:span text:style-name="T82">Однако, местоимения 3-го лица, за исключением ед. числа ж. рода, произносятся с кясрой, если им </text:span><text:soft-page-break/><text:span text:style-name="T82">предшествует кясра, долгий </text:span><text:span text:style-name="Арабиййун"><text:span text:style-name="T54">ـِى</text:span></text:span><text:span text:style-name="T82"> или дифтонг </text:span><text:span text:style-name="Арабиййун"><text:span text:style-name="T54">ـَىْ</text:span></text:span><text:span text:style-name="T82">.</text:span></text:p>
      <text:p text:style-name="P10"><text:span text:style-name="Пункт"><text:span text:style-name="T80">Присоединяясь</text:span></text:span> к глаголам и предлогам, <text:span text:style-name="T80">слитные местоимения выполняют функцию</text:span> личных местоимений в косвенных падежах. <text:span text:style-name="T82">Форма </text:span><text:span text:style-name="Арабиййун"><text:span text:style-name="T82">نِى</text:span></text:span><text:span text:style-name="T82"> используется с глаголами, а также с предлогами </text:span><text:span text:style-name="Арабиййун"><text:span text:style-name="T82">مِنْ</text:span></text:span><text:span text:style-name="T82">، </text:span><text:span text:style-name="Арабиййун"><text:span text:style-name="T82">عَنْ</text:span></text:span><text:span text:style-name="T82">, при которых удвоение </text:span><text:span text:style-name="Акцент"><text:span text:style-name="T82">н</text:span></text:span><text:span text:style-name="T82"> обозначается ташдидом. </text:span><text:span text:style-name="T83">При соединении местоимения 1-го лица с предлогами </text:span><text:span text:style-name="Арабиййун"><text:span text:style-name="T83">إِلَى</text:span></text:span><text:span text:style-name="T83">، </text:span><text:span text:style-name="Арабиййун"><text:span text:style-name="T83">عَلَى</text:span></text:span><text:span text:style-name="T83">، </text:span><text:span text:style-name="Арабиййун"><text:span text:style-name="T83">فِى</text:span></text:span><text:span text:style-name="T83"> удвоение </text:span><text:span text:style-name="Акцент"><text:span text:style-name="T83">и</text:span></text:span><text:span text:style-name="T83"> на письме не обозначается, но подразумевается или иногда обозначается ташдидом. <text:s/>При соединении остальных местоимени</text:span><text:span text:style-name="T84">й</text:span><text:span text:style-name="T83"> с предлогами </text:span><text:span text:style-name="Арабиййун"><text:span text:style-name="T83">إِلَى</text:span></text:span><text:span text:style-name="T83">، </text:span><text:span text:style-name="Арабиййун"><text:span text:style-name="T83">عَلَى</text:span></text:span><text:span text:style-name="T83"> они произносятся как </text:span><text:span text:style-name="Арабиййун"><text:span text:style-name="T83">إِلَيْـ</text:span></text:span><text:span text:style-name="T83">، </text:span><text:span text:style-name="Арабиййун"><text:span text:style-name="T83">عَلَيْـ</text:span></text:span><text:span text:style-name="T83">. При соединении местоимений, за исключением 1-го лица ед. числа, с предлогом </text:span><text:span text:style-name="Арабиййун"><text:span text:style-name="T83">لِ</text:span></text:span><text:span text:style-name="T83"> последний получает фатху. </text:span><text:span text:style-name="T85">При соединении с глаголом в форме 2-го лица множественного числа мужского рода прошедшего времени </text:span><text:span text:style-name="T86">между слитным местоимением и окончанием глагола включается </text:span><text:span text:style-name="Арабиййун"><text:span text:style-name="T86">ـُو</text:span></text:span><text:span text:style-name="T86">. </text:span><text:span text:style-name="T87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87">ـُوا</text:span></text:span><text:span text:style-name="T87"> опускается.</text:span></text:p>
      <text:h text:style-name="P74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46">Им.</text:p>
          </table:table-cell>
          <table:table-cell table:style-name="Таблица6.A1" office:value-type="string">
            <text:p text:style-name="P46"><text:span text:style-name="Арабиййун">أَ</text:span><text:span text:style-name="Арабиййун"><text:span text:style-name="T84">بِى</text:span></text:span><text:span text:style-name="T88"> мой отец</text:span></text:p>
          </table:table-cell>
          <table:table-cell table:style-name="Таблица6.A1" office:value-type="string">
            <text:p text:style-name="P47"><text:span text:style-name="Арабиййун"><text:span text:style-name="T89">أَبُوهُ</text:span></text:span><text:span text:style-name="T88"> его отца</text:span></text:p>
          </table:table-cell>
          <table:table-cell table:style-name="Таблица6.A1" office:value-type="string">
            <text:p text:style-name="P47"><text:span text:style-name="Арабиййун"><text:span text:style-name="T90">أَبُونَا</text:span></text:span><text:span text:style-name="T88"> наш отец</text:span></text:p>
          </table:table-cell>
        </table:table-row>
        <table:table-row>
          <table:table-cell table:style-name="Таблица6.A2" office:value-type="string">
            <text:p text:style-name="P46">Род.</text:p>
          </table:table-cell>
          <table:table-cell table:style-name="Таблица6.A2" office:value-type="string">
            <text:p text:style-name="P46"><text:span text:style-name="Арабиййун">أَ</text:span><text:span text:style-name="Арабиййун"><text:span text:style-name="T84">بِى</text:span></text:span><text:span text:style-name="T88"> моего отца</text:span></text:p>
          </table:table-cell>
          <table:table-cell table:style-name="Таблица6.A2" office:value-type="string">
            <text:p text:style-name="P47"><text:span text:style-name="Арабиййун"><text:span text:style-name="T89">أَبِيهِ</text:span></text:span><text:span text:style-name="T88"> его отца</text:span></text:p>
          </table:table-cell>
          <table:table-cell table:style-name="Таблица6.A2" office:value-type="string">
            <text:p text:style-name="P47"><text:span text:style-name="Арабиййун"><text:span text:style-name="T90">أَبِينَا</text:span></text:span><text:span text:style-name="T88"> нашего отца</text:span></text:p>
          </table:table-cell>
        </table:table-row>
        <table:table-row>
          <table:table-cell table:style-name="Таблица6.A3" office:value-type="string">
            <text:p text:style-name="P46">Вин.</text:p>
          </table:table-cell>
          <table:table-cell table:style-name="Таблица6.A3" office:value-type="string">
            <text:p text:style-name="P46"><text:span text:style-name="Арабиййун">أَ</text:span><text:span text:style-name="Арабиййун"><text:span text:style-name="T84">بِى</text:span></text:span><text:span text:style-name="T88"> моего отца</text:span></text:p>
          </table:table-cell>
          <table:table-cell table:style-name="Таблица6.A3" office:value-type="string">
            <text:p text:style-name="P47"><text:span text:style-name="Арабиййун"><text:span text:style-name="T89">أَبَاهُ</text:span></text:span><text:span text:style-name="T88"> его отца</text:span></text:p>
          </table:table-cell>
          <table:table-cell table:style-name="Таблица6.A3" office:value-type="string">
            <text:p text:style-name="P47"><text:span text:style-name="Арабиййун"><text:span text:style-name="T90">أَبَانَا</text:span></text:span><text:span text:style-name="T88"> нашего отца</text:span></text:p>
          </table:table-cell>
        </table:table-row>
      </table:table>
      <text:p text:style-name="P11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8">Им.</text:p>
          </table:table-cell>
          <table:table-cell table:style-name="Таблица7.A1" office:value-type="string">
            <text:p text:style-name="P48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48">Род.</text:p>
          </table:table-cell>
          <table:table-cell table:style-name="Таблица7.A2" office:value-type="string">
            <text:p text:style-name="P48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48">Вин.</text:p>
          </table:table-cell>
          <table:table-cell table:style-name="Таблица7.A3" office:value-type="string">
            <text:p text:style-name="P48"><text:span text:style-name="Арабиййун">أَبَا صديقى</text:span> отца моего товарища</text:p>
          </table:table-cell>
        </table:table-row>
      </table:table>
      <text:h text:style-name="P76" text:outline-level="2">Эквиваленты</text:h>
      <text:p text:style-name="P23"><text:span text:style-name="Пункт"><text:span text:style-name="T35">Слово</text:span></text:span><text:span text:style-name="T35"> </text:span><text:span text:style-name="Арабиййун"><text:span text:style-name="T35">كُلٌّ</text:span></text:span><text:span text:style-name="T35"> (</text:span><text:span text:style-name="Акцент"><text:span text:style-name="T35">совокупность</text:span></text:span><text:span text:style-name="T35">) в сочетании с последующим именем в родительном падеже:</text:span></text:p>
      <text:p text:style-name="P23"><text:span text:style-name="Акцент"><text:span text:style-name="T35">определенного</text:span></text:span><text:span text:style-name="T123"> </text:span><text:span text:style-name="T35">состояния получает значение местоимения </text:span><text:span text:style-name="Акцент"><text:span text:style-name="T35">весь</text:span></text:span><text:span text:style-name="T35">, </text:span><text:span text:style-name="Акцент"><text:span text:style-name="T35">вся</text:span></text:span><text:span text:style-name="T35">, </text:span><text:span text:style-name="Акцент"><text:span text:style-name="T35">все</text:span></text:span><text:span text:style-name="T35">, </text:span><text:span text:style-name="Акцент"><text:span text:style-name="T35">всё</text:span></text:span><text:span text:style-name="T35"> и т. д. </text:span><text:span text:style-name="T36">В этих же значениях слово </text:span><text:span text:style-name="Арабиййун"><text:span text:style-name="T35">كُلٌّ</text:span></text:span><text:span text:style-name="T35"> </text:span><text:span text:style-name="T36">может быть употреблено и в качестве приложения: тогда оно ставится после поясняемого слова со слитным местоимением, </text:span><text:span text:style-name="T37">при этом слово </text:span><text:span text:style-name="Арабиййун"><text:span text:style-name="T35">كُلٌّ</text:span></text:span><text:span text:style-name="T35"> </text:span><text:span text:style-name="T37">согласуется с поясняемым словом в падеже, а местоимение — в роде и числе;</text:span></text:p>
      <text:p text:style-name="P23"><text:span text:style-name="Акцент"><text:span text:style-name="T38">неопределенного</text:span></text:span><text:span text:style-name="T38"> состояния единственного числа получает значение </text:span><text:span text:style-name="Акцент"><text:span text:style-name="T38">каждый</text:span></text:span><text:span text:style-name="T38">, </text:span><text:span text:style-name="Акцент"><text:span text:style-name="T38">всякий</text:span></text:span><text:span text:style-name="T38">. В таких же значения слово </text:span><text:span text:style-name="Арабиййун"><text:span text:style-name="T35">كُلٌّ</text:span></text:span><text:span text:style-name="T35"> </text:span><text:span text:style-name="T38">используется, если поясняемое </text:span><text:span text:style-name="T39">стоит </text:span><text:span text:style-name="T38">во множественном числе определенном </text:span><text:soft-page-break/><text:span text:style-name="T38">состоянии с предлогом </text:span><text:span text:style-name="Арабиййун"><text:span text:style-name="T38">مِنْ</text:span></text:span><text:span text:style-name="T38">.</text:span></text:p>
      <text:p text:style-name="P22"><text:span text:style-name="Пункт"><text:span text:style-name="T40">Слово</text:span></text:span><text:span text:style-name="T40"> </text:span><text:span text:style-name="Арабиййун"><text:span text:style-name="T40">جَمِيعٌ</text:span></text:span><text:span text:style-name="T40"> (</text:span><text:span text:style-name="Акцент"><text:span text:style-name="T40">совокупность</text:span></text:span><text:span text:style-name="T40">) в сочетании с последующим существительным в родительном </text:span><text:span text:style-name="T40">падеже определенного состояния получает значение </text:span><text:span text:style-name="Акцент"><text:span text:style-name="T40">весь</text:span></text:span><text:span text:style-name="T40">, </text:span><text:span text:style-name="Акцент"><text:span text:style-name="T40">вся</text:span></text:span><text:span text:style-name="T40">, </text:span><text:span text:style-name="Акцент"><text:span text:style-name="T40">всё</text:span></text:span><text:span text:style-name="T40">. Однако, практически, оно чаще употребляется с именем во множественном числе и имеет значение </text:span><text:span text:style-name="Акцент"><text:span text:style-name="T40">все</text:span></text:span><text:span text:style-name="T40">.</text:span></text:p>
      <text:p text:style-name="P22"><text:span text:style-name="Пункт"><text:span text:style-name="T41">Слова</text:span></text:span><text:span text:style-name="T41"> </text:span><text:span text:style-name="Арабиййун"><text:span text:style-name="T41">ذَاتٌ، عَيْنٌ، نَفْسٌ</text:span></text:span><text:span text:style-name="T41"> (</text:span><text:span text:style-name="Акцент"><text:span text:style-name="T41">сущность, существо</text:span></text:span><text:span text:style-name="T41">) выполняют функции русских определительных местоимений </text:span><text:span text:style-name="Акцент"><text:span text:style-name="T41">сам</text:span></text:span><text:span text:style-name="T41"> и </text:span><text:span text:style-name="Акцент"><text:span text:style-name="T42">(тот же) са</text:span></text:span><text:span text:style-name="Акцент"><text:span text:style-name="T41">мый</text:span></text:span><text:span text:style-name="T41">. В значении </text:span><text:span text:style-name="Акцент"><text:span text:style-name="T41">сам</text:span></text:span><text:span text:style-name="T41"> обычно используется </text:span><text:span text:style-name="Арабиййун"><text:span text:style-name="T41">نَفْسٌ</text:span></text:span><text:span text:style-name="T41"> поставленное в постпозицию к поясняемому слову в сочетании с соответствующим слитным местоимением и с предлогом </text:span><text:span text:style-name="Арабиййун"><text:span text:style-name="T41">بِ</text:span></text:span><text:span text:style-name="T41">. </text:span><text:span text:style-name="T43">В значении </text:span><text:span text:style-name="Акцент"><text:span text:style-name="T43">самый</text:span></text:span><text:span text:style-name="T43"> используются все три варианта, как в препозиции, так и в постпозиции.</text:span></text:p>
      <text:p text:style-name="P22"><text:span text:style-name="Пункт"><text:span text:style-name="T44">Существительное</text:span></text:span><text:span text:style-name="T44"> </text:span><text:span text:style-name="Арабиййун"><text:span text:style-name="T45">شَىْءٌ</text:span></text:span><text:span text:style-name="T45"> </text:span><text:span text:style-name="T44">(</text:span><text:span text:style-name="Акцент"><text:span text:style-name="T44">нечто</text:span></text:span><text:span text:style-name="T44">) — для предметов — и числительное </text:span><text:span text:style-name="Арабиййун"><text:span text:style-name="T45">أَحَدٌ</text:span></text:span><text:span text:style-name="T44"> (</text:span><text:span text:style-name="Акцент"><text:span text:style-name="T44">один, некто</text:span></text:span><text:span text:style-name="T44">) — для лиц — </text:span><text:span text:style-name="T46">в положительных предложениях выполняют функции русских неопределенных местоимений </text:span><text:span text:style-name="Акцент"><text:span text:style-name="T46">некто, нечто, что-то</text:span></text:span><text:span text:style-name="T46"> и т. д., в отрицательных — </text:span><text:span text:style-name="Акцент"><text:span text:style-name="T46">никто, ничто</text:span></text:span><text:span text:style-name="T46"> и т. д.</text:span></text:p>
      <text:p text:style-name="P22"><text:span text:style-name="Пункт"><text:span text:style-name="T47">Слово</text:span></text:span><text:span text:style-name="T47"> </text:span><text:span text:style-name="Арабиййун"><text:span text:style-name="T41">نَفْسٌ</text:span></text:span><text:span text:style-name="T41">, </text:span><text:span text:style-name="T47">поставленное в постпозицию к поясняемому слову в сочетании с соответствующим слитным местоимением, выполняет функцию русского возвратного местоимения </text:span><text:span text:style-name="Акцент"><text:span text:style-name="T47">себя</text:span></text:span><text:span text:style-name="T47">.</text:span></text:p>
      <text:h text:style-name="P68" text:outline-level="1">Прилагательные</text:h>
      <text:h text:style-name="P74" text:outline-level="2">Качественные</text:h>
      <text:p text:style-name="P12">Наибольшее распространение имеют следующие формулы:</text:p>
      <text:p text:style-name="P12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3"><text:span text:style-name="T91">Женский род от </text:span><text:span text:style-name="T92">правых</text:span><text:span text:style-name="T91"> трех образуется стандартным образом </text:span><text:span text:style-name="T92">(</text:span><text:span text:style-name="Арабиййун"><text:span text:style-name="T92">ـَةٌ</text:span></text:span><text:span text:style-name="T92">)</text:span><text:span text:style-name="T91">, </text:span><text:span text:style-name="T92">левая</text:span><text:span text:style-name="T91"> же формула общая для обеих родов.</text:span></text:p>
      <text:p text:style-name="P14"><text:span text:style-name="Пункт"><text:span text:style-name="T104">Сравнительная</text:span></text:span><text:span text:style-name="T104"> степень, </text:span><text:span text:style-name="T105">вне зависимости от рода и числа имени, </text:span><text:span text:style-name="T104">образуется по формуле </text:span><text:span text:style-name="Арабиййун"><text:span text:style-name="T104">أَفْعَلُ مِنْ</text:span></text:span><text:span text:style-name="T104">. </text:span><text:span text:style-name="T106">Если непосредственно за прилагательным следует глагол, то к предлогу </text:span><text:span text:style-name="Арабиййун"><text:span text:style-name="T104">مِنْ </text:span></text:span><text:span text:style-name="T106">добавляется местоимение </text:span><text:span text:style-name="Арабиййун"><text:span text:style-name="T106">مَا</text:span></text:span><text:span text:style-name="T106">, которые объединяются в </text:span><text:span text:style-name="Арабиййун"><text:span text:style-name="T106">مِمَّا</text:span></text:span><text:span text:style-name="T106">.</text:span></text:p>
      <text:p text:style-name="P15"><text:span text:style-name="Пункт"><text:span text:style-name="T107">Превосходная</text:span></text:span><text:span text:style-name="T107"> степень образуется по формуле </text:span><text:span text:style-name="Арабиййун"><text:span text:style-name="T108">أَفْعَلُ</text:span></text:span><text:span text:style-name="T107"> для мужского рода, </text:span><text:span text:style-name="Арабиййун"><text:span text:style-name="T108">فُعْلَى</text:span></text:span><text:span text:style-name="T107"> — для женского. </text:span><text:span text:style-name="T109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109">перед</text:span></text:span><text:span text:style-name="T109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110">В значении </text:span><text:span text:style-name="Акцент"><text:span text:style-name="T110">один из самых</text:span></text:span><text:span text:style-name="T110"> ставится</text:span><text:span text:style-name="T111"> перед именем в единственном числе родительном падеже неопределенном состоянии.</text:span></text:p>
      <text:p text:style-name="P16"><text:span text:style-name="Пункт"><text:span text:style-name="T112">Качественные</text:span></text:span><text:span text:style-name="T112"> прилагательные, оканчивающиеся на </text:span><text:span text:style-name="Арабиййун"><text:span text:style-name="T91">ـِىٌّ</text:span></text:span><text:span text:style-name="T112">, образуют степени по формул</text:span><text:span text:style-name="T113">ам </text:span><text:span text:style-name="Арабиййун"><text:span text:style-name="T112">أَفْعَى مِنْ</text:span></text:span><text:span text:style-name="T112"> </text:span><text:soft-page-break/><text:span text:style-name="T113">и </text:span><text:span text:style-name="Арабиййун"><text:span text:style-name="T112">أَفْعَى</text:span></text:span><text:span text:style-name="T112">. </text:span><text:span text:style-name="T114">Женский род превосходной степени для этих прилагательных образуется по формуле </text:span><text:span text:style-name="Арабиййун"><text:span text:style-name="T114">فُعْيَا</text:span></text:span><text:span text:style-name="T114">. </text:span><text:span text:style-name="T115">Множественное число превосходной степени мужского рода образуется по формуле </text:span><text:span text:style-name="Арабиййун"><text:span text:style-name="T115">أَلْأَفَاعِلُ</text:span></text:span><text:span text:style-name="T115">, женского — </text:span><text:span text:style-name="Арабиййун"><text:span text:style-name="T115">أَلْفُعْلَيَاتُ</text:span></text:span><text:span text:style-name="T115">.</text:span></text:p>
      <text:h text:style-name="P70" text:outline-level="2">Относительные</text:h>
      <text:p text:style-name="P12">Образуются от существительных при помощи окончания <text:span text:style-name="Арабиййун">ـِىٌّ</text:span>.</text:p>
      <text:p text:style-name="P12">Если имя оканчивается на <text:span text:style-name="Арабиййун">ـَةٌ</text:span>, то оно опускается.</text:p>
      <text:p text:style-name="P12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12">Имя, состоящее из двух коренных, дополняется третьей – <text:span text:style-name="Арабиййун">و</text:span>. При этом окончание <text:span text:style-name="Арабиййун">ـَةٌ</text:span>, если оно имеется, опускается.</text:p>
      <text:p text:style-name="P12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70" text:outline-level="2">Обозначающие цвет или внешнее качество</text:h>
      <text:p text:style-name="P12"><text:span text:style-name="Арабиййун">أَفْعَلُ</text:span> <text:span text:style-name="T93">—</text:span> для мужского рода.</text:p>
      <text:p text:style-name="P12"><text:span text:style-name="Арабиййун">فَعْلَاءُ</text:span> <text:span text:style-name="T93">—</text:span> для женского рода.</text:p>
      <text:p text:style-name="P12"><text:span text:style-name="Арабиййун">فُعْلٌ</text:span> <text:span text:style-name="T93">—</text:span> множественное число для обоих родов.</text:p>
      <text:h text:style-name="P77" text:outline-level="2">Описательная форма степеней</text:h>
      <text:p text:style-name="P64"><text:span text:style-name="T116">От прилагательных, образованных по формуле </text:span><text:span text:style-name="Арабиййун"><text:span text:style-name="T31">أَفْعَلُ</text:span></text:span><text:span text:style-name="T116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16">كثير</text:span></text:span><text:span text:style-name="T116"> большой, многочисленный, </text:span><text:span text:style-name="Арабиййун"><text:span text:style-name="T116">شديد</text:span></text:span><text:span text:style-name="T116"> сильный и пр. с существительным в винительном падеже неопределенного состояния.</text:span></text:p>
      <text:h text:style-name="P66" text:outline-level="1">Определения</text:h>
      <text:h text:style-name="P71" text:outline-level="2">Согласованные</text:h>
      <text:p text:style-name="P13"><text:span text:style-name="T94">Чаще всего являются именами прилагательными. Ставятся после определяемого и соглас</text:span><text:span text:style-name="T95">у</text:span><text:span text:style-name="T94">ются с ним в роде, числе, падеже и состоянии.</text:span></text:p>
      <text:h text:style-name="P71" text:outline-level="2"><text:soft-page-break/>Несогласованные</text:h>
      <text:p text:style-name="P13"><text:span text:style-name="T94">Выражены существительным в родительном падеже с предлогом или без него. Без предлога: опре</text:span><text:span text:style-name="T95">д</text:span><text:span text:style-name="T94">е</text:span><text:span text:style-name="T95">л</text:span><text:span text:style-name="T94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определение) в родительном падеже, состояние которого зависит от степени определ</text:span><text:span text:style-name="T95">е</text:span><text:span text:style-name="T94">нности предмета.</text:span></text:p>
      <text:p text:style-name="P13"><text:span text:style-name="T94">При наличии как согласованного, так и несогласованного определ</text:span><text:span text:style-name="T95">е</text:span><text:span text:style-name="T94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3"><text:span text:style-name="T94">Общая схема: </text:span><text:span text:style-name="Акцент"><text:span text:style-name="T94">определяемое </text:span></text:span><text:span text:style-name="Акцент"><text:span text:style-name="T95">+</text:span></text:span><text:span text:style-name="Акцент"><text:span text:style-name="T94"> указ. мест. к опр. в род. п. </text:span></text:span><text:span text:style-name="Акцент"><text:span text:style-name="T95">+</text:span></text:span><text:span text:style-name="Акцент"><text:span text:style-name="T94"> опр. в род. п. </text:span></text:span><text:span text:style-name="Акцент"><text:span text:style-name="T95">+</text:span></text:span><text:span text:style-name="Акцент"><text:span text:style-name="T94"> согл. опр. к опр. в род. п. </text:span></text:span><text:span text:style-name="Акцент"><text:span text:style-name="T95">+</text:span></text:span><text:span text:style-name="Акцент"><text:span text:style-name="T94"> согл. опр. к определяемому </text:span></text:span><text:span text:style-name="Акцент"><text:span text:style-name="T95">+</text:span></text:span><text:span text:style-name="Акцент"><text:span text:style-name="T94"> указ. мест. к определяемому</text:span></text:span><text:span text:style-name="T94">:</text:span></text:p>
      <text:p text:style-name="P13"><text:span text:style-name="T94">.</text:span><text:span text:style-name="Арабиййун"><text:span text:style-name="T94">غُرْفَةُ عَامِلِ آلْمَصْنَعِ آلْكَبِيرِ آلْوَاسِعَةُ وَ آلْنَّظِيفَةُ ه</text:span></text:span><text:span text:style-name="Арабиййун"><text:span text:style-name="T96">ٰ</text:span></text:span><text:span text:style-name="Арабиййун"><text:span text:style-name="T94">ذِهِ</text:span></text:span></text:p>
      <text:p text:style-name="P17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3"><text:span text:style-name="T94">.</text:span><text:span text:style-name="Арабиййун"><text:span text:style-name="T94">هٰذِهِ آلْغُرْفَةُ آلْوَاسِعَةُ وَ آلْنَّظِيفَةُ لِعَامِلِ آلْمَصْنَعِ آلْكَبِيرِ</text:span></text:span></text:p>
      <text:p text:style-name="P13"><text:span text:style-name="T94">Предложное определение обычно ставится в опре</text:span><text:span text:style-name="T97">д</text:span><text:span text:style-name="T94">е</text:span><text:span text:style-name="T97">ле</text:span><text:span text:style-name="T94">нном состоянии.</text:span></text:p>
      <text:h text:style-name="P66" text:outline-level="1">Число имени</text:h>
      <text:h text:style-name="P72" text:outline-level="2">Двойственное</text:h>
      <text:p text:style-name="P18"><text:span text:style-name="Арабиййун">ـَانِ</text:span> <text:span text:style-name="T98">—</text:span> в именительном падеже.</text:p>
      <text:p text:style-name="P18"><text:span text:style-name="Арабиййун">ـَيْنِ</text:span> <text:span text:style-name="T98">—</text:span> в родительном и винительном падежах.</text:p>
      <text:h text:style-name="P72" text:outline-level="2">Множественное "целое"</text:h>
      <text:p text:style-name="P18">От имен мужского рода, обозначающих лиц:</text:p>
      <text:p text:style-name="P18"><text:span text:style-name="Арабиййун">ـُونَ</text:span> <text:span text:style-name="T98">—</text:span> в именительном падеже,</text:p>
      <text:p text:style-name="P18"><text:span text:style-name="Арабиййун">ـِينَ</text:span> <text:span text:style-name="T98">—</text:span> в родительном и винительном падежах.</text:p>
      <text:p text:style-name="P18">От имен женского рода:</text:p>
      <text:p text:style-name="P18"><text:span text:style-name="Арабиййун">ـَاتٌ</text:span> <text:span text:style-name="T98">—</text:span> в именительном падеже,</text:p>
      <text:p text:style-name="P18"><text:span text:style-name="Арабиййун">ـَاتٍ</text:span> <text:span text:style-name="T98">—</text:span> в родительном и винительном падежах.</text:p>
      <text:p text:style-name="P18"><text:soft-page-break/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3"><text:span text:style-name="Пункт"><text:span text:style-name="T99">Правило</text:span></text:span></text:p>
      <text:p text:style-name="P20"><text:span text:style-name="T29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9"> вместе с ог</text:span><text:span text:style-name="T30">л</text:span><text:span text:style-name="T29">асовкой. При этом стяжение вновь образовавшегося долгого запрещено.</text:span></text:p>
      <text:h text:style-name="P66" text:outline-level="1">Предлоги</text:h>
      <text:p text:style-name="P25"><text:span text:style-name="T100">Существительные после предлогов всегда стоят в родительном пад</text:span><text:span text:style-name="T101">е</text:span><text:span text:style-name="T100">же. </text:span><text:span text:style-name="T102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49"><text:span text:style-name="Заголовок_20_таблицы">Предлог</text:span></text:p>
            </table:table-cell>
            <table:table-cell table:style-name="Таблица8.A1" office:value-type="string">
              <text:p text:style-name="P49"><text:span text:style-name="Заголовок_20_таблицы">Пишется</text:span></text:p>
            </table:table-cell>
            <table:table-cell table:style-name="Таблица8.A1" office:value-type="string">
              <text:p text:style-name="P49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15" office:value-type="string">
            <text:p text:style-name="P50"><text:span text:style-name="Арабиййун">لِ</text:span></text:p>
          </table:table-cell>
          <table:table-cell table:style-name="Таблица8.B15" office:value-type="string">
            <text:p text:style-name="P51">Слитно</text:p>
          </table:table-cell>
          <table:table-cell table:style-name="Таблица8.C15" office:value-type="string">
            <text:p text:style-name="P52">Дательный падеж</text:p>
          </table:table-cell>
        </table:table-row>
        <table:table-row>
          <table:table-cell table:style-name="Таблица8.A15" office:value-type="string">
            <text:p text:style-name="P50"><text:span text:style-name="Арабиййун">عَنْ</text:span></text:p>
          </table:table-cell>
          <table:table-cell table:style-name="Таблица8.B15" office:value-type="string">
            <text:p text:style-name="P51">Раздельно</text:p>
          </table:table-cell>
          <table:table-cell table:style-name="Таблица8.C15" office:value-type="string">
            <text:p text:style-name="P52">О, об</text:p>
          </table:table-cell>
        </table:table-row>
        <table:table-row>
          <table:table-cell table:style-name="Таблица8.A15" office:value-type="string">
            <text:p text:style-name="P50"><text:span text:style-name="Арабиййун">مَعَ</text:span></text:p>
          </table:table-cell>
          <table:table-cell table:style-name="Таблица8.B15" office:value-type="string">
            <text:p text:style-name="P51">Раздельно</text:p>
          </table:table-cell>
          <table:table-cell table:style-name="Таблица8.C15" office:value-type="string">
            <text:p text:style-name="P52">С, вместе с, при</text:p>
          </table:table-cell>
        </table:table-row>
        <table:table-row>
          <table:table-cell table:style-name="Таблица8.A15" office:value-type="string">
            <text:p text:style-name="P50"><text:span text:style-name="Арабиййун">بِ</text:span></text:p>
          </table:table-cell>
          <table:table-cell table:style-name="Таблица8.B15" office:value-type="string">
            <text:p text:style-name="P51">Слитно</text:p>
          </table:table-cell>
          <table:table-cell table:style-name="Таблица8.C15" office:value-type="string">
            <text:p text:style-name="P52">Посредством, путем (творительный падеж)</text:p>
          </table:table-cell>
        </table:table-row>
        <table:table-row>
          <table:table-cell table:style-name="Таблица8.A15" office:value-type="string">
            <text:p text:style-name="P50"><text:span text:style-name="Арабиййун">فِى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В, о, относительно</text:p>
          </table:table-cell>
        </table:table-row>
        <table:table-row>
          <table:table-cell table:style-name="Таблица8.A15" office:value-type="string">
            <text:p text:style-name="P50"><text:span text:style-name="Арабиййун">تَحْتَ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Под</text:p>
          </table:table-cell>
        </table:table-row>
        <table:table-row>
          <table:table-cell table:style-name="Таблица8.A15" office:value-type="string">
            <text:p text:style-name="P55"><text:span text:style-name="Арабиййун">فَوْقَ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Над</text:p>
          </table:table-cell>
        </table:table-row>
        <table:table-row>
          <table:table-cell table:style-name="Таблица8.A15" office:value-type="string">
            <text:p text:style-name="P55"><text:span text:style-name="Арабиййун">عَلَى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На</text:p>
          </table:table-cell>
        </table:table-row>
        <table:table-row>
          <table:table-cell table:style-name="Таблица8.A15" office:value-type="string">
            <text:p text:style-name="P55"><text:span text:style-name="Арабиййун">بَيْنَ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Между</text:p>
          </table:table-cell>
        </table:table-row>
        <table:table-row>
          <table:table-cell table:style-name="Таблица8.A15" office:value-type="string">
            <text:p text:style-name="P55"><text:span text:style-name="Арабиййун">مِنْ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От, из</text:p>
          </table:table-cell>
        </table:table-row>
        <table:table-row>
          <table:table-cell table:style-name="Таблица8.A15" office:value-type="string">
            <text:p text:style-name="P55"><text:span text:style-name="Арабиййун">وَرَاءَ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За, позади</text:p>
          </table:table-cell>
        </table:table-row>
        <table:table-row>
          <table:table-cell table:style-name="Таблица8.A15" office:value-type="string">
            <text:p text:style-name="P56"><text:span text:style-name="Арабиййун"><text:span text:style-name="T103">حَوْلَ</text:span></text:span></text:p>
          </table:table-cell>
          <table:table-cell table:style-name="Таблица8.B15" office:value-type="string">
            <text:p text:style-name="P61">Раздельно</text:p>
          </table:table-cell>
          <table:table-cell table:style-name="Таблица8.C15" office:value-type="string">
            <text:p text:style-name="P62">Вокруг, о, об, за</text:p>
          </table:table-cell>
        </table:table-row>
        <table:table-row>
          <table:table-cell table:style-name="Таблица8.A15" office:value-type="string">
            <text:p text:style-name="P57"><text:span text:style-name="Арабиййун">إِلَى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К</text:p>
          </table:table-cell>
        </table:table-row>
        <table:table-row>
          <table:table-cell table:style-name="Таблица8.A15" office:value-type="string">
            <text:p text:style-name="P57"><text:span text:style-name="Арабиййун">أَمَامَ</text:span></text:p>
          </table:table-cell>
          <table:table-cell table:style-name="Таблица8.B15" office:value-type="string">
            <text:p text:style-name="P53">Раздельно</text:p>
          </table:table-cell>
          <table:table-cell table:style-name="Таблица8.C15" office:value-type="string">
            <text:p text:style-name="P54">Перед</text:p>
          </table:table-cell>
        </table:table-row>
        <table:table-row>
          <table:table-cell table:style-name="Таблица8.A16" office:value-type="string">
            <text:p text:style-name="P58"><text:span text:style-name="Арабиййун">عِنْدَ</text:span></text:p>
          </table:table-cell>
          <table:table-cell table:style-name="Таблица8.B16" office:value-type="string">
            <text:p text:style-name="P58">Раздельно</text:p>
          </table:table-cell>
          <table:table-cell table:style-name="Таблица8.C16" office:value-type="string">
            <text:p text:style-name="P59">У</text:p>
          </table:table-cell>
        </table:table-row>
      </table:table>
      <text:p text:style-name="P19"/>
      <text:p text:style-name="P19"><text:soft-page-break/></text:p>
      <text:p text:style-name="P1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2T14:40:17</dc:date>
    <dc:creator>Yerzhan </dc:creator>
    <meta:editing-duration>PT1H14M5S</meta:editing-duration>
    <meta:editing-cycles>28</meta:editing-cycles>
    <meta:generator>LibreOffice/3.6$Linux_X86_64 LibreOffice_project/360m1$Build-2</meta:generator>
    <meta:document-statistic meta:table-count="9" meta:image-count="0" meta:object-count="0" meta:page-count="11" meta:paragraph-count="336" meta:word-count="2302" meta:character-count="15344" meta:non-whitespace-character-count="13374"/>
  </office:meta>
</office:document-meta>
</file>